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toolpanel/"/>
  <manifest:file-entry manifest:media-type="application/vnd.sun.xml.ui.configuration" manifest:full-path="Configurations2/"/>
  <manifest:file-entry manifest:media-type="" manifest:full-path="Configurations2/images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4528in"/>
    </style:style>
    <style:style style:name="co10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21" style:family="table-column">
      <style:table-column-properties fo:break-before="auto" style:column-width="1.5063in"/>
    </style:style>
    <style:style style:name="co22" style:family="table-column">
      <style:table-column-properties fo:break-before="auto" style:column-width="1.4846in"/>
    </style:style>
    <style:style style:name="co23" style:family="table-column">
      <style:table-column-properties fo:break-before="auto" style:column-width="1.7646in"/>
    </style:style>
    <style:style style:name="co24" style:family="table-column">
      <style:table-column-properties fo:break-before="auto" style:column-width="2.4854in"/>
    </style:style>
    <style:style style:name="co25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18" style:family="table-column">
      <style:table-column-properties fo:break-before="auto" style:column-width="1.6528in"/>
    </style:style>
    <style:style style:name="co19" style:family="table-column">
      <style:table-column-properties fo:break-before="auto" style:column-width="1.3555in"/>
    </style:style>
    <style:style style:name="co20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7" style:family="table-column">
      <style:table-column-properties fo:break-before="auto" style:column-width="1.2374in"/>
    </style:style>
    <style:style style:name="co28" style:family="table-column">
      <style:table-column-properties fo:break-before="auto" style:column-width="1.3339in"/>
    </style:style>
    <style:style style:name="co29" style:family="table-column">
      <style:table-column-properties fo:break-before="auto" style:column-width="2.9374in"/>
    </style:style>
    <style:style style:name="co30" style:family="table-column">
      <style:table-column-properties fo:break-before="auto" style:column-width="2.8299in"/>
    </style:style>
    <style:style style:name="ro10" style:family="table-row">
      <style:table-row-properties style:row-height="0.4146in" fo:break-before="auto" style:use-optimal-row-height="true"/>
    </style:style>
    <style:style style:name="ro11" style:family="table-row">
      <style:table-row-properties style:row-height="0.211in" fo:break-before="auto" style:use-optimal-row-height="true"/>
    </style:style>
    <style:style style:name="ro12" style:family="table-row">
      <style:table-row-properties style:row-height="0.1791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ro15" style:family="table-row">
      <style:table-row-properties style:row-height="0.3311in" fo:break-before="auto" style:use-optimal-row-height="true"/>
    </style:style>
    <style:style style:name="ro23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1807in" fo:break-before="auto" style:use-optimal-row-height="true"/>
    </style:style>
    <style:style style:name="ro8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3417in" fo:break-before="auto" style:use-optimal-row-height="false"/>
    </style:style>
    <style:style style:name="ro14" style:family="table-row">
      <style:table-row-properties style:row-height="0.6228in" fo:break-before="auto" style:use-optimal-row-height="true"/>
    </style:style>
    <style:style style:name="ro16" style:family="table-row">
      <style:table-row-properties style:row-height="0.302in" fo:break-before="auto" style:use-optimal-row-height="false"/>
    </style:style>
    <style:style style:name="ro17" style:family="table-row">
      <style:table-row-properties style:row-height="0.3555in" fo:break-before="auto" style:use-optimal-row-height="true"/>
    </style:style>
    <style:style style:name="ro18" style:family="table-row">
      <style:table-row-properties style:row-height="0.3201in" fo:break-before="auto" style:use-optimal-row-height="true"/>
    </style:style>
    <style:style style:name="ro19" style:family="table-row">
      <style:table-row-properties style:row-height="0.1917in" fo:break-before="auto" style:use-optimal-row-height="true"/>
    </style:style>
    <style:style style:name="ro20" style:family="table-row">
      <style:table-row-properties style:row-height="0.1752in" fo:break-before="auto" style:use-optimal-row-height="true"/>
    </style:style>
    <style:style style:name="ro21" style:family="table-row">
      <style:table-row-properties style:row-height="0.2043in" fo:break-before="auto" style:use-optimal-row-height="true"/>
    </style:style>
    <style:style style:name="ro22" style:family="table-row">
      <style:table-row-properties style:row-height="0.2382in" fo:break-before="auto" style:use-optimal-row-height="false"/>
    </style:style>
    <style:style style:name="ro24" style:family="table-row">
      <style:table-row-properties style:row-height="0.2173in" fo:break-before="auto" style:use-optimal-row-height="false"/>
    </style:style>
    <style:style style:name="ro25" style:family="table-row">
      <style:table-row-properties style:row-height="0.9256in" fo:break-before="auto" style:use-optimal-row-height="true"/>
    </style:style>
    <style:style style:name="ro26" style:family="table-row">
      <style:table-row-properties style:row-height="1.2283in" fo:break-before="auto" style:use-optimal-row-height="true"/>
    </style:style>
    <style:style style:name="ro27" style:family="table-row">
      <style:table-row-properties style:row-height="0.7744in" fo:break-before="auto" style:use-optimal-row-height="true"/>
    </style:style>
    <style:style style:name="ro28" style:family="table-row">
      <style:table-row-properties style:row-height="0.4717in" fo:break-before="auto" style:use-optimal-row-height="true"/>
    </style:style>
    <style:style style:name="ro29" style:family="table-row">
      <style:table-row-properties style:row-height="1.0772in" fo:break-before="auto" style:use-optimal-row-height="true"/>
    </style:style>
    <style:style style:name="ro30" style:family="table-row">
      <style:table-row-properties style:row-height="1.3799in" fo:break-before="auto" style:use-optimal-row-height="true"/>
    </style:style>
    <style:style style:name="ro31" style:family="table-row">
      <style:table-row-properties style:row-height="1.5311in" fo:break-before="auto" style:use-optimal-row-height="true"/>
    </style:style>
    <style:style style:name="ro32" style:family="table-row">
      <style:table-row-properties style:row-height="1.6827in" fo:break-before="auto" style:use-optimal-row-height="true"/>
    </style:style>
    <style:style style:name="ro33" style:family="table-row">
      <style:table-row-properties style:row-height="0.4898in" fo:break-before="auto" style:use-optimal-row-height="true"/>
    </style:style>
    <style:style style:name="ro34" style:family="table-row">
      <style:table-row-properties style:row-height="0.79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39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5" style:family="table-cell" style:parent-style-name="Default">
      <style:table-cell-properties fo:background-color="transparent" style:vertical-align="top"/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4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280099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center" fo:margin-left="0in"/>
      <style:text-properties fo:font-size="10pt" fo:font-weight="normal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normal"/>
    </style:style>
    <style:style style:name="ce53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font-name="Arial"/>
    </style:style>
    <style:style style:name="ce54" style:family="table-cell" style:parent-style-name="Default">
      <style:table-cell-properties fo:border="0.0008in solid #000000"/>
      <style:text-properties style:font-name="Arial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33" style:family="table-cell" style:parent-style-name="Default">
      <style:table-cell-properties fo:border="0.0071in solid #000000" fo:padding-bottom="0.0193in" fo:padding-left="0.0138in" fo:padding-right="0.0138in" fo:padding-top="0.0193in"/>
    </style:style>
    <style:style style:name="ce1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1" style:family="table-cell" style:parent-style-name="Default">
      <style:table-cell-properties fo:border="0.0071in solid #000000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1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4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14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normal"/>
    </style:style>
    <style:style style:name="ce14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147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/>
      <style:paragraph-properties fo:text-align="center" fo:margin-left="0in"/>
      <style:text-properties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83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9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98" style:family="table-cell" style:parent-style-name="Default">
      <style:table-cell-properties fo:background-color="transparent" style:vertical-align="top"/>
      <style:text-properties fo:color="#000000"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60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1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5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66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0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1" style:family="table-cell" style:parent-style-name="Default" style:data-style-name="N17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 style:data-style-name="N170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 style:data-style-name="N12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ext-properties style:font-name="Arial" fo:font-size="10pt" fo:font-weight="normal"/>
    </style:style>
    <style:style style:name="ce75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77" style:family="table-cell" style:parent-style-name="Default">
      <style:text-properties style:font-name="Arial"/>
    </style:style>
    <style:style style:name="ce7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fo:color="#000000" fo:font-weight="normal"/>
    </style:style>
    <style:style style:name="ce90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91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06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07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108" style:family="table-cell" style:parent-style-name="Default">
      <style:table-cell-properties fo:background-color="transparent"/>
    </style:style>
    <style:style style:name="ce109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1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1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16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1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8" style:family="table-cell" style:parent-style-name="Default">
      <style:table-cell-properties fo:wrap-option="wrap"/>
    </style:style>
    <style:style style:name="ce11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0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1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2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weight="normal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12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style:font-name-asian="Lucida Sans Unicode" style:font-name-complex="Tahoma2"/>
    </style:style>
    <style:style style:name="ce12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13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language="en" fo:country="GB" fo:font-weight="normal"/>
    </style:style>
    <style:style style:name="ce13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3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35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8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font-size="10pt" fo:font-weight="normal"/>
    </style:style>
    <style:style style:name="ce1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color="#000000" fo:font-size="10pt" fo:font-weight="normal"/>
    </style:style>
    <style:style style:name="ce1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color="#000000" style:font-name="Arial" fo:font-size="10pt" fo:font-weight="normal" style:font-name-asian="Lucida Sans Unicode" style:font-name-complex="Tahoma2"/>
    </style:style>
    <style:style style:name="ce152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4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5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6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5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5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5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6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6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62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63" style:family="table-cell" style:parent-style-name="Default">
      <style:table-cell-properties fo:border="0.0071in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64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5" style:family="table-cell" style:parent-style-name="Default">
      <style:table-cell-properties fo:background-color="#000080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66" style:family="table-cell" style:parent-style-name="Default">
      <style:table-cell-properties fo:background-color="transparent" fo:border="0.0071in solid #000000" fo:padding-bottom="0.0193in" fo:padding-left="0.0138in" fo:padding-right="0.0138in" fo:padding-top="0.0193in"/>
    </style:style>
    <style:style style:name="ce167" style:family="table-cell" style:parent-style-name="Default">
      <style:table-cell-properties fo:background-color="transparent" fo:border="0.0071in solid #000000" fo:padding-bottom="0.0193in" fo:padding-left="0.0138in" fo:padding-right="0.0138in" fo:padding-top="0.0193in"/>
      <style:text-properties fo:color="#000000"/>
    </style:style>
    <style:style style:name="ce168" style:family="table-cell" style:parent-style-name="Default">
      <style:table-cell-properties fo:background-color="transparent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6" style:family="text">
      <style:text-properties style:font-name-asian="ＭＳ Ｐゴシック" style:font-size-asian="11pt" style:font-size-complex="11pt"/>
    </style:style>
    <style:style style:name="T2" style:family="text">
      <style:text-properties fo:font-weight="bold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color="#ff0000"/>
    </style:style>
    <style:style style:name="T5" style:family="text">
      <style:text-properties style:font-name-asian="Tahoma1" style:font-name-complex="Tahoma2"/>
    </style:style>
    <style:style style:name="T7" style:family="text">
      <style:text-properties fo:color="#ff0000" style:font-name-asian="Tahoma1" style:font-name-complex="Tahoma2"/>
    </style:style>
    <style:style style:name="T8" style:family="text">
      <style:text-properties style:font-name="Arial" fo:language="en" fo:country="GB" style:font-name-asian="Tahoma1" style:font-name-complex="Tahoma2"/>
    </style:style>
    <style:style style:name="T9" style:family="text">
      <style:text-properties style:font-name="Arial" style:font-name-asian="Tahoma1" style:font-name-complex="Tahoma2"/>
    </style:style>
    <style:style style:name="T10" style:family="text">
      <style:text-properties fo:language="en" fo:country="GB" style:font-name-asian="Tahoma1"/>
    </style:style>
    <style:style style:name="T11" style:family="text">
      <style:text-properties style:font-name="Arial" style:font-name-asian="Lucida Sans Unicode" style:font-name-complex="Tahoma2"/>
    </style:style>
    <style:style style:name="T12" style:family="text">
      <style:text-properties fo:color="#000000" style:font-name="Arial" style:font-name-asian="Lucida Sans Unicode" style:font-name-complex="Tahoma2"/>
    </style:style>
    <style:style style:name="T13" style:family="text">
      <style:text-properties fo:color="#000000" style:font-name="Arial" fo:language="en" fo:country="GB" style:font-name-asian="Tahoma1" style:font-name-complex="Tahoma2"/>
    </style:style>
    <style:style style:name="T14" style:family="text">
      <style:text-properties fo:color="#4c4c4c" style:font-name="Arial" fo:language="en" fo:country="GB" style:font-name-asian="Tahoma1" style:font-name-complex="Tahoma2"/>
    </style:style>
    <style:style style:name="T15" style:family="text">
      <style:text-properties style:font-name-asian="Lucida Sans Unicode" style:font-name-complex="Tahoma2"/>
    </style:style>
    <style:style style:name="T16" style:family="text">
      <style:text-properties style:font-name="Arial" style:font-name-asian="ＭＳ Ｐゴシック" style:font-name-complex="Tahoma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90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7">
          <table:table-cell table:style-name="ce60">
            <draw:frame table:end-cell-address="Cover.C6" table:end-x="0.0138in" table:end-y="0.1555in" draw:z-index="0" draw:name="Graphics 3" draw:style-name="gr1" draw:text-style-name="P1" svg:width="2.3114in" svg:height="1.0705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64" table:number-columns-repeated="2"/>
          <table:table-cell table:style-name="ce60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repeated="248"/>
          <table:table-cell/>
        </table:table-row>
        <table:table-row table:style-name="ro7">
          <table:table-cell table:style-name="ce61"/>
          <table:table-cell table:number-columns-repeated="2"/>
          <table:table-cell table:style-name="ce61" table:number-columns-repeated="3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number-columns-repeated="2"/>
          <table:table-cell table:style-name="ce61" table:number-columns-repeated="3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number-columns-repeated="2"/>
          <table:table-cell table:style-name="ce61" table:number-columns-repeated="3"/>
          <table:table-cell table:style-name="ce60" table:number-columns-repeated="249"/>
          <table:table-cell/>
        </table:table-row>
        <table:table-row table:style-name="ro8">
          <table:table-cell table:style-name="ce61"/>
          <table:table-cell table:number-columns-repeated="2"/>
          <table:table-cell table:style-name="ce61" table:number-columns-repeated="3"/>
          <table:table-cell table:style-name="ce60" table:number-columns-repeated="249"/>
          <table:table-cell/>
        </table:table-row>
        <table:table-row table:style-name="ro13">
          <table:table-cell table:style-name="ce61"/>
          <table:table-cell table:style-name="ce65" office:value-type="string">
            <text:p>ANDROID SNIFF TEST </text:p>
          </table:table-cell>
          <table:table-cell table:style-name="ce61" table:number-columns-repeated="4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style-name="ce66" office:value-type="string">
            <text:p>Version:</text:p>
          </table:table-cell>
          <table:table-cell table:style-name="ce72" office:value-type="float" office:value="2.5">
            <text:p>2.5</text:p>
          </table:table-cell>
          <table:table-cell table:style-name="ce81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style-name="ce66" office:value-type="string">
            <text:p>Issue date:</text:p>
          </table:table-cell>
          <table:table-cell table:style-name="ce73" office:value-type="date" office:date-value="2011-12-19">
            <text:p>12/19/2011</text:p>
          </table:table-cell>
          <table:table-cell table:style-name="ce81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style-name="ce66" office:value-type="string">
            <text:p>Project Suite:</text:p>
          </table:table-cell>
          <table:table-cell table:style-name="ce74"/>
          <table:table-cell table:style-name="ce81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style-name="ce66" office:value-type="string">
            <text:p>Project Name:</text:p>
          </table:table-cell>
          <table:table-cell table:style-name="ce75" office:value-type="string">
            <text:p>Mobile</text:p>
          </table:table-cell>
          <table:table-cell table:style-name="ce81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style-name="ce66" office:value-type="string">
            <text:p>Total Cases:</text:p>
          </table:table-cell>
          <table:table-cell table:style-name="ce76" table:formula="of:=[Summary_Report.F77]" office:value-type="float" office:value="45">
            <text:p>45</text:p>
          </table:table-cell>
          <table:table-cell table:style-name="ce84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14">
          <table:table-cell table:style-name="ce61"/>
          <table:table-cell table:style-name="ce67" office:value-type="string">
            <text:p>Test Status:</text:p>
          </table:table-cell>
          <table:table-cell table:style-name="ce77" office:value-type="string">
            <text:p><text:span text:style-name="T2">Passed:</text:span> Test is OK</text:p>
            <text:p><text:span text:style-name="T2">Blocked:</text:span> Could not run the test (another bug is blocking)</text:p>
            <text:p><text:span text:style-name="T2">Failed:</text:span> Test failed, a bug is entered on it (please add the bug ID)</text:p>
            <text:p><text:span text:style-name="T2">N/A:</text:span> Test is not possible to run on this version</text:p>
          </table:table-cell>
          <table:table-cell table:style-name="Default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16">
          <table:table-cell table:style-name="ce61"/>
          <table:table-cell table:style-name="ce68"/>
          <table:table-cell table:style-name="ce78"/>
          <table:table-cell table:style-name="ce85"/>
          <table:table-cell table:style-name="ce61" table:number-columns-repeated="2"/>
          <table:table-cell table:style-name="ce60"/>
          <table:table-cell table:style-name="ce62" table:number-columns-repeated="248"/>
          <table:table-cell/>
        </table:table-row>
        <table:table-row table:style-name="ro7">
          <table:table-cell table:style-name="ce62"/>
          <table:table-cell table:style-name="ce69" office:value-type="string">
            <text:p>Record of change:</text:p>
          </table:table-cell>
          <table:table-cell table:style-name="ce60" table:number-columns-repeated="5"/>
          <table:table-cell table:style-name="ce63" table:number-columns-repeated="248"/>
          <table:table-cell/>
        </table:table-row>
        <table:table-row table:style-name="ro17">
          <table:table-cell table:style-name="ce62"/>
          <table:table-cell table:style-name="ce70" office:value-type="string">
            <text:p>Effective Date</text:p>
          </table:table-cell>
          <table:table-cell table:style-name="ce79" office:value-type="string">
            <text:p>Version</text:p>
          </table:table-cell>
          <table:table-cell table:style-name="ce79" office:value-type="string">
            <text:p>Change description</text:p>
          </table:table-cell>
          <table:table-cell table:style-name="ce79" office:value-type="string">
            <text:p>Originator</text:p>
          </table:table-cell>
          <table:table-cell table:style-name="ce93" office:value-type="string">
            <text:p>Reviewer/</text:p>
            <text:p>Approver</text:p>
          </table:table-cell>
          <table:table-cell table:style-name="ce102" office:value-type="string">
            <text:p>Reference</text:p>
          </table:table-cell>
          <table:table-cell table:style-name="ce63" table:number-columns-repeated="248"/>
          <table:table-cell/>
        </table:table-row>
        <table:table-row table:style-name="ro7">
          <table:table-cell table:style-name="ce62"/>
          <table:table-cell table:style-name="ce71" office:value-type="date" office:date-value="2011-02-25">
            <text:p>25-Feb-2011</text:p>
          </table:table-cell>
          <table:table-cell table:style-name="ce80" office:value-type="string">
            <text:p>1.0</text:p>
          </table:table-cell>
          <table:table-cell table:style-name="ce86" office:value-type="string">
            <text:p>update and run with TCM</text:p>
          </table:table-cell>
          <table:table-cell table:style-name="ce92" office:value-type="string">
            <text:p>hoa.nguyen</text:p>
          </table:table-cell>
          <table:table-cell table:style-name="ce92"/>
          <table:table-cell table:style-name="ce103"/>
          <table:table-cell table:style-name="ce63" table:number-columns-repeated="248"/>
          <table:table-cell/>
        </table:table-row>
        <table:table-row table:style-name="ro7">
          <table:table-cell table:style-name="ce63"/>
          <table:table-cell table:style-name="ce71" office:value-type="date" office:date-value="2011-04-21">
            <text:p>21-Apr-2011</text:p>
          </table:table-cell>
          <table:table-cell table:style-name="ce80" office:value-type="string">
            <text:p>2.0</text:p>
          </table:table-cell>
          <table:table-cell table:style-name="ce87" office:value-type="string">
            <text:p>Update case base new version</text:p>
          </table:table-cell>
          <table:table-cell table:style-name="ce92" office:value-type="string">
            <text:p>hoa.nguyen</text:p>
          </table:table-cell>
          <table:table-cell table:style-name="ce92"/>
          <table:table-cell table:style-name="ce103"/>
          <table:table-cell table:style-name="ce63" table:number-columns-repeated="248"/>
          <table:table-cell/>
        </table:table-row>
        <table:table-row table:style-name="ro7">
          <table:table-cell table:style-name="ce63"/>
          <table:table-cell table:style-name="ce71" office:value-type="date" office:date-value="2011-05-10">
            <text:p>10-May-2011</text:p>
          </table:table-cell>
          <table:table-cell table:style-name="ce80" office:value-type="string">
            <text:p>2.1</text:p>
          </table:table-cell>
          <table:table-cell table:style-name="ce87" office:value-type="string">
            <text:p>Update Home page base on spec</text:p>
          </table:table-cell>
          <table:table-cell table:style-name="ce92" office:value-type="string">
            <text:p>hoa.nguyen</text:p>
          </table:table-cell>
          <table:table-cell table:style-name="ce92"/>
          <table:table-cell table:style-name="ce104"/>
          <table:table-cell table:style-name="ce63" table:number-columns-repeated="248"/>
          <table:table-cell/>
        </table:table-row>
        <table:table-row table:style-name="ro7">
          <table:table-cell table:style-name="ce63"/>
          <table:table-cell table:style-name="ce71" office:value-type="date" office:date-value="2011-06-02">
            <text:p>2-Jun-2011</text:p>
          </table:table-cell>
          <table:table-cell table:style-name="ce80" office:value-type="string">
            <text:p>2.2</text:p>
          </table:table-cell>
          <table:table-cell table:style-name="ce88" office:value-type="string">
            <text:p>Update base on changes</text:p>
          </table:table-cell>
          <table:table-cell table:style-name="ce92" office:value-type="string">
            <text:p>hoa.nguyen</text:p>
          </table:table-cell>
          <table:table-cell table:style-name="ce92"/>
          <table:table-cell table:style-name="ce104"/>
          <table:table-cell table:style-name="ce60"/>
          <table:table-cell table:style-name="ce63" table:number-columns-repeated="247"/>
          <table:table-cell/>
        </table:table-row>
        <table:table-row table:style-name="ro18">
          <table:table-cell table:style-name="ce63"/>
          <table:table-cell table:style-name="ce71" office:value-type="date" office:date-value="2011-11-03">
            <text:p>3-Nov-2011</text:p>
          </table:table-cell>
          <table:table-cell table:style-name="ce80" office:value-type="string">
            <text:p>2.3</text:p>
          </table:table-cell>
          <table:table-cell table:style-name="ce89" office:value-type="string">
            <text:p>Update and add more test case based on new features of PLF-3.5.0</text:p>
          </table:table-cell>
          <table:table-cell table:style-name="ce92" office:value-type="string">
            <text:p>nhung.vu</text:p>
          </table:table-cell>
          <table:table-cell table:style-name="ce92"/>
          <table:table-cell table:style-name="ce104"/>
          <table:table-cell table:style-name="ce60" table:number-columns-repeated="248"/>
          <table:table-cell/>
        </table:table-row>
        <table:table-row table:style-name="ro18">
          <table:table-cell table:style-name="ce63"/>
          <table:table-cell table:style-name="ce71" office:value-type="date" office:date-value="2011-11-16">
            <text:p>16-Nov-2011</text:p>
          </table:table-cell>
          <table:table-cell table:style-name="ce80" office:value-type="string">
            <text:p>2.4</text:p>
          </table:table-cell>
          <table:table-cell table:style-name="ce89" office:value-type="string">
            <text:p>Update and add more test case based on new features of PLF-3.5.0</text:p>
          </table:table-cell>
          <table:table-cell table:style-name="ce92" office:value-type="string">
            <text:p>nhung.vu</text:p>
          </table:table-cell>
          <table:table-cell table:style-name="ce92"/>
          <table:table-cell table:style-name="ce104"/>
          <table:table-cell table:style-name="ce60" table:number-columns-repeated="248"/>
          <table:table-cell/>
        </table:table-row>
        <table:table-row table:style-name="ro18">
          <table:table-cell table:style-name="ce60"/>
          <table:table-cell table:style-name="ce71" office:value-type="date" office:date-value="2011-12-19">
            <text:p>19-Dec-2011</text:p>
          </table:table-cell>
          <table:table-cell table:style-name="ce80" office:value-type="string">
            <text:p>2.5</text:p>
          </table:table-cell>
          <table:table-cell table:style-name="ce89" office:value-type="string">
            <text:p>Update and add more test case based on new features of PLF-3.5.0</text:p>
          </table:table-cell>
          <table:table-cell table:style-name="ce92" office:value-type="string">
            <text:p>nhung.vu</text:p>
          </table:table-cell>
          <table:table-cell table:style-name="ce92"/>
          <table:table-cell table:style-name="ce104"/>
          <table:table-cell table:style-name="ce60" table:number-columns-repeated="248"/>
          <table:table-cell/>
        </table:table-row>
        <table:table-row table:style-name="ro7">
          <table:table-cell table:style-name="ce60"/>
          <table:table-cell table:number-columns-repeated="6"/>
          <table:table-cell table:style-name="ce60" table:number-columns-repeated="248"/>
          <table:table-cell/>
        </table:table-row>
        <table:table-row table:style-name="ro7">
          <table:table-cell table:style-name="ce60"/>
          <table:table-cell table:number-columns-repeated="6"/>
          <table:table-cell table:style-name="ce60" table:number-columns-repeated="248"/>
          <table:table-cell/>
        </table:table-row>
        <table:table-row table:style-name="ro7">
          <table:table-cell table:style-name="ce60"/>
          <table:table-cell table:number-columns-repeated="6"/>
          <table:table-cell table:style-name="ce60" table:number-columns-repeated="248"/>
          <table:table-cell/>
        </table:table-row>
        <table:table-row table:style-name="ro7">
          <table:table-cell table:style-name="ce60"/>
          <table:table-cell table:number-columns-repeated="6"/>
          <table:table-cell table:style-name="ce60" table:number-columns-repeated="248"/>
          <table:table-cell/>
        </table:table-row>
        <table:table-row table:style-name="ro19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9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9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9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9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9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9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9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9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9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9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</table:table>
      <table:table table:name="Check_List" table:style-name="ta1" table:print="false">
        <table:table-column table:style-name="co9" table:default-cell-style-name="ce38"/>
        <table:table-column table:style-name="co10" table:default-cell-style-name="ce46"/>
        <table:table-column table:style-name="co8" table:default-cell-style-name="ce52"/>
        <table:table-column table:style-name="co8" table:default-cell-style-name="ce54"/>
        <table:table-row table:style-name="ro10">
          <table:table-cell table:style-name="ce36" office:value-type="string" table:number-columns-spanned="4" table:number-rows-spanned="1">
            <text:p>Sniff Test Check List </text:p>
            <text:p>Based on Product version: 2.0</text:p>
          </table:table-cell>
          <table:covered-table-cell table:style-name="ce40"/>
          <table:covered-table-cell table:number-columns-repeated="2" table:style-name="ce49"/>
        </table:table-row>
        <table:table-row table:style-name="ro11">
          <table:table-cell table:style-name="ce37" office:value-type="string">
            <text:p>Id</text:p>
          </table:table-cell>
          <table:table-cell table:style-name="ce37" office:value-type="string">
            <text:p>Main cases</text:p>
          </table:table-cell>
          <table:table-cell table:style-name="ce50" office:value-type="string">
            <text:p>Priority</text:p>
          </table:table-cell>
          <table:table-cell table:style-name="ce50" office:value-type="string">
            <text:p>Affect</text:p>
          </table:table-cell>
        </table:table-row>
        <table:table-row table:style-name="ro12">
          <table:table-cell office:value-type="string">
            <text:p>SNF_ADR_LGN_01</text:p>
          </table:table-cell>
          <table:table-cell table:style-name="ce41" office:value-type="string">
            <text:p>Sign in an eXo server with valid user/password</text:p>
          </table:table-cell>
          <table:table-cell table:style-name="ce51" office:value-type="string">
            <text:p>High</text:p>
          </table:table-cell>
          <table:table-cell table:style-name="ce53"/>
        </table:table-row>
        <table:table-row table:style-name="ro9">
          <table:table-cell office:value-type="string">
            <text:p>SNF_ADR_LGN_02</text:p>
          </table:table-cell>
          <table:table-cell table:style-name="ce41" office:value-type="string">
            <text:p>Sign in an eXo server with invalid user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N_03</text:p>
          </table:table-cell>
          <table:table-cell table:style-name="ce41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N_04</text:p>
          </table:table-cell>
          <table:table-cell table:style-name="ce41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N_05</text:p>
          </table:table-cell>
          <table:table-cell table:style-name="ce41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N_06</text:p>
          </table:table-cell>
          <table:table-cell table:style-name="ce41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O_07</text:p>
          </table:table-cell>
          <table:table-cell table:style-name="ce41" office:value-type="string">
            <text:p>Logout of the Home page with Logout butt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O_08</text:p>
          </table:table-cell>
          <table:table-cell table:style-name="ce41" office:value-type="string">
            <text:p>Logout of the Home page with Back butt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O_09</text:p>
          </table:table-cell>
          <table:table-cell table:style-name="ce41" office:value-type="string">
            <text:p>Cancel logout of the Home page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O_10</text:p>
          </table:table-cell>
          <table:table-cell table:style-name="ce42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T_11</text:p>
          </table:table-cell>
          <table:table-cell table:style-name="ce41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2</text:p>
          </table:table-cell>
          <table:table-cell table:style-name="ce41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3</text:p>
          </table:table-cell>
          <table:table-cell table:style-name="ce41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4</text:p>
          </table:table-cell>
          <table:table-cell table:style-name="ce41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5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6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7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8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9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0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1</text:p>
          </table:table-cell>
          <table:table-cell table:style-name="ce44" office:value-type="string">
            <text:p>Add an existing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2</text:p>
          </table:table-cell>
          <table:table-cell table:style-name="ce44" office:value-type="string">
            <text:p>Add a blank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3</text:p>
          </table:table-cell>
          <table:table-cell table:style-name="ce44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4</text:p>
          </table:table-cell>
          <table:table-cell table:style-name="ce44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5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6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7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8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9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30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31</text:p>
          </table:table-cell>
          <table:table-cell table:style-name="ce44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AG_32</text:p>
          </table:table-cell>
          <table:table-cell table:style-name="ce45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GUI_33</text:p>
          </table:table-cell>
          <table:table-cell table:style-name="ce44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HOM_34</text:p>
          </table:table-cell>
          <table:table-cell office:value-type="string">
            <text:p>Check Home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APP_35</text:p>
          </table:table-cell>
          <table:table-cell office:value-type="string">
            <text:p>Back application that opening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36</text:p>
          </table:table-cell>
          <table:table-cell office:value-type="string">
            <text:p>View Dashboard tab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37</text:p>
          </table:table-cell>
          <table:table-cell office:value-type="string">
            <text:p>Update Dashboard tab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38</text:p>
          </table:table-cell>
          <table:table-cell office:value-type="string">
            <text:p>View Gadget List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39</text:p>
          </table:table-cell>
          <table:table-cell office:value-type="string">
            <text:p>Update Gadget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40</text:p>
          </table:table-cell>
          <table:table-cell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41</text:p>
          </table:table-cell>
          <table:table-cell table:style-name="ce42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42</text:p>
          </table:table-cell>
          <table:table-cell table:style-name="ce42" office:value-type="string">
            <text:p>Delete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3</text:p>
          </table:table-cell>
          <table:table-cell office:value-type="string">
            <text:p>View Documents application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4</text:p>
          </table:table-cell>
          <table:table-cell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5</text:p>
          </table:table-cell>
          <table:table-cell office:value-type="string">
            <text:p>View <text:s/>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6</text:p>
          </table:table-cell>
          <table:table-cell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7</text:p>
          </table:table-cell>
          <table:table-cell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8</text:p>
          </table:table-cell>
          <table:table-cell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9</text:p>
          </table:table-cell>
          <table:table-cell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50</text:p>
          </table:table-cell>
          <table:table-cell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51</text:p>
          </table:table-cell>
          <table:table-cell office:value-type="string">
            <text:p>Copy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52</text:p>
          </table:table-cell>
          <table:table-cell office:value-type="string">
            <text:p>Cut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53</text:p>
          </table:table-cell>
          <table:table-cell office:value-type="string">
            <text:p>Take a Picture and upload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4</text:p>
          </table:table-cell>
          <table:table-cell table:style-name="ce47"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5</text:p>
          </table:table-cell>
          <table:table-cell table:style-name="ce47"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6</text:p>
          </table:table-cell>
          <table:table-cell table:style-name="ce47"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7</text:p>
          </table:table-cell>
          <table:table-cell table:style-name="ce47"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8</text:p>
          </table:table-cell>
          <table:table-cell table:style-name="ce47"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9</text:p>
          </table:table-cell>
          <table:table-cell table:style-name="ce48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0</text:p>
          </table:table-cell>
          <table:table-cell table:style-name="ce47"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1</text:p>
          </table:table-cell>
          <table:table-cell table:style-name="ce47"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2</text:p>
          </table:table-cell>
          <table:table-cell table:style-name="ce47"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3</text:p>
          </table:table-cell>
          <table:table-cell table:style-name="ce47"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4</text:p>
          </table:table-cell>
          <table:table-cell table:style-name="ce47"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5</text:p>
          </table:table-cell>
          <table:table-cell table:style-name="ce47"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6</text:p>
          </table:table-cell>
          <table:table-cell table:style-name="ce48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7</text:p>
          </table:table-cell>
          <table:table-cell table:style-name="ce47"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8</text:p>
          </table:table-cell>
          <table:table-cell table:style-name="ce47"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9</text:p>
          </table:table-cell>
          <table:table-cell table:style-name="ce47"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70</text:p>
          </table:table-cell>
          <table:table-cell table:style-name="ce48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71</text:p>
          </table:table-cell>
          <table:table-cell table:style-name="ce48" office:value-type="string">
            <text:p>Delete attachment from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72</text:p>
          </table:table-cell>
          <table:table-cell table:style-name="ce47" office:value-type="string">
            <text:p>Delete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P30_73</text:p>
          </table:table-cell>
          <table:table-cell table:style-name="ce41" office:value-type="string">
            <text:p><text:span text:style-name="T6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default-cell-style-name="ce153"/>
        <table:table-column table:style-name="co8" table:default-cell-style-name="Default"/>
        <table:table-row table:style-name="ro7">
          <table:table-cell/>
          <table:table-cell table:style-name="ce109" table:number-columns-repeated="2"/>
          <table:table-cell table:style-name="ce110" table:number-columns-repeated="2"/>
          <table:table-cell/>
          <table:table-cell table:style-name="ce118"/>
          <table:table-cell table:style-name="ce110"/>
          <table:table-cell table:style-name="ce136"/>
          <table:table-cell table:style-name="ce154" table:number-columns-repeated="2"/>
          <table:table-cell table:style-name="ce155" table:number-columns-repeated="4"/>
          <table:table-cell table:style-name="ce163" table:number-columns-repeated="5"/>
          <table:table-cell table:number-columns-repeated="1004"/>
        </table:table-row>
        <table:table-row table:style-name="ro21">
          <table:table-cell/>
          <table:table-cell table:style-name="ce109" office:value-type="string">
            <text:p>TEST CASES</text:p>
          </table:table-cell>
          <table:table-cell table:style-name="ce109"/>
          <table:table-cell table:style-name="ce110" table:number-columns-repeated="2"/>
          <table:table-cell/>
          <table:table-cell table:style-name="ce118"/>
          <table:table-cell table:style-name="ce110"/>
          <table:table-cell table:style-name="ce136"/>
          <table:table-cell table:style-name="ce154"/>
          <table:table-cell table:style-name="ce155" office:value-type="string">
            <text:p>Passed</text:p>
          </table:table-cell>
          <table:table-cell table:style-name="ce155" table:formula="of:=COUNTIF([.L$7:.L$721];[.$K2])" office:value-type="float" office:value="0">
            <text:p>0</text:p>
          </table:table-cell>
          <table:table-cell table:style-name="ce155" table:formula="of:=COUNTIF([.M$7:.M$721];[.$K2])" office:value-type="float" office:value="0">
            <text:p>0</text:p>
          </table:table-cell>
          <table:table-cell table:style-name="ce155" table:formula="of:=COUNTIF([.N$7:.N$721];[.$K2])" office:value-type="float" office:value="0">
            <text:p>0</text:p>
          </table:table-cell>
          <table:table-cell table:style-name="ce155" table:formula="of:=COUNTIF([.O$7:.O$721];[.$K2])" office:value-type="float" office:value="0">
            <text:p>0</text:p>
          </table:table-cell>
          <table:table-cell table:style-name="ce163" table:number-columns-repeated="5"/>
          <table:table-cell table:number-columns-repeated="1004"/>
        </table:table-row>
        <table:table-row table:style-name="ro21">
          <table:table-cell/>
          <table:table-cell table:style-name="ce110" table:number-columns-repeated="4"/>
          <table:table-cell/>
          <table:table-cell table:style-name="ce118"/>
          <table:table-cell table:style-name="ce110"/>
          <table:table-cell table:style-name="ce136"/>
          <table:table-cell table:style-name="ce155"/>
          <table:table-cell table:style-name="ce155" office:value-type="string">
            <text:p>Failed</text:p>
          </table:table-cell>
          <table:table-cell table:style-name="ce155" table:formula="of:=COUNTIF([.L$7:.L$721];[.$K3])" office:value-type="float" office:value="0">
            <text:p>0</text:p>
          </table:table-cell>
          <table:table-cell table:style-name="ce155" table:formula="of:=COUNTIF([.M$7:.M$721];[.$K3])" office:value-type="float" office:value="0">
            <text:p>0</text:p>
          </table:table-cell>
          <table:table-cell table:style-name="ce155" table:formula="of:=COUNTIF([.N$7:.N$721];[.$K3])" office:value-type="float" office:value="0">
            <text:p>0</text:p>
          </table:table-cell>
          <table:table-cell table:style-name="ce155" table:formula="of:=COUNTIF([.O$7:.O$721];[.$K3])" office:value-type="float" office:value="0">
            <text:p>0</text:p>
          </table:table-cell>
          <table:table-cell table:style-name="ce164" table:number-columns-repeated="2"/>
          <table:table-cell table:style-name="ce133"/>
          <table:table-cell table:style-name="ce163" table:number-columns-repeated="2"/>
          <table:table-cell table:number-columns-repeated="1004"/>
        </table:table-row>
        <table:table-row table:style-name="ro22">
          <table:table-cell/>
          <table:table-cell table:style-name="ce111" office:value-type="string">
            <text:p>Functions List<text:span text:style-name="T3">:</text:span></text:p>
          </table:table-cell>
          <table:table-cell table:style-name="ce113" table:number-columns-spanned="3" table:number-rows-spanned="1"/>
          <table:covered-table-cell table:style-name="ce117"/>
          <table:covered-table-cell table:style-name="ce122"/>
          <table:table-cell/>
          <table:table-cell table:style-name="ce118"/>
          <table:table-cell table:style-name="ce132"/>
          <table:table-cell table:style-name="ce137"/>
          <table:table-cell table:style-name="ce155"/>
          <table:table-cell table:style-name="ce155" office:value-type="string">
            <text:p>Blocked</text:p>
          </table:table-cell>
          <table:table-cell table:style-name="ce155" table:formula="of:=COUNTIF([.L$7:.L$721];[.$K4])" office:value-type="float" office:value="0">
            <text:p>0</text:p>
          </table:table-cell>
          <table:table-cell table:style-name="ce155" table:formula="of:=COUNTIF([.M$7:.M$721];[.$K4])" office:value-type="float" office:value="0">
            <text:p>0</text:p>
          </table:table-cell>
          <table:table-cell table:style-name="ce155" table:formula="of:=COUNTIF([.N$7:.N$721];[.$K4])" office:value-type="float" office:value="0">
            <text:p>0</text:p>
          </table:table-cell>
          <table:table-cell table:style-name="ce155" table:formula="of:=COUNTIF([.O$7:.O$721];[.$K4])" office:value-type="float" office:value="0">
            <text:p>0</text:p>
          </table:table-cell>
          <table:table-cell table:style-name="ce164" table:number-columns-repeated="2"/>
          <table:table-cell table:style-name="ce133"/>
          <table:table-cell table:style-name="ce163" table:number-columns-repeated="2"/>
          <table:table-cell table:number-columns-repeated="1004"/>
        </table:table-row>
        <table:table-row table:style-name="ro24">
          <table:table-cell/>
          <table:table-cell table:style-name="ce111" office:value-type="string">
            <text:p>Total Main Cases:</text:p>
          </table:table-cell>
          <table:table-cell table:style-name="ce114" table:formula="of:=MAX([.A7:.A1148])" office:value-type="float" office:value="80" table:number-columns-spanned="3" table:number-rows-spanned="1">
            <text:p>80</text:p>
          </table:table-cell>
          <table:covered-table-cell table:number-columns-repeated="2" table:style-name="ce118"/>
          <table:table-cell/>
          <table:table-cell table:style-name="ce118"/>
          <table:table-cell table:style-name="ce132"/>
          <table:table-cell table:style-name="ce148"/>
          <table:table-cell table:style-name="ce155"/>
          <table:table-cell table:style-name="ce159" office:value-type="string">
            <text:p>N/A</text:p>
          </table:table-cell>
          <table:table-cell table:style-name="ce155" table:formula="of:=COUNTIF([.L$7:.L$721];[.$K5])" office:value-type="float" office:value="0">
            <text:p>0</text:p>
          </table:table-cell>
          <table:table-cell table:style-name="ce155" table:formula="of:=COUNTIF([.M$7:.M$721];[.$K5])" office:value-type="float" office:value="0">
            <text:p>0</text:p>
          </table:table-cell>
          <table:table-cell table:style-name="ce155" table:formula="of:=COUNTIF([.N$7:.N$721];[.$K5])" office:value-type="float" office:value="0">
            <text:p>0</text:p>
          </table:table-cell>
          <table:table-cell table:style-name="ce155" table:formula="of:=COUNTIF([.O$7:.O$721];[.$K5])" office:value-type="float" office:value="0">
            <text:p>0</text:p>
          </table:table-cell>
          <table:table-cell table:style-name="ce164" table:number-columns-repeated="2"/>
          <table:table-cell table:style-name="ce133"/>
          <table:table-cell table:style-name="ce163" table:number-columns-repeated="2"/>
          <table:table-cell table:number-columns-repeated="1004"/>
        </table:table-row>
        <table:table-row table:style-name="ro20">
          <table:table-cell table:style-name="ce105" office:value-type="string">
            <text:p>Case No</text:p>
          </table:table-cell>
          <table:table-cell table:style-name="ce112" office:value-type="string">
            <text:p>Related function</text:p>
          </table:table-cell>
          <table:table-cell table:style-name="ce112" office:value-type="string">
            <text:p>Case ID</text:p>
          </table:table-cell>
          <table:table-cell table:style-name="ce112" office:value-type="string">
            <text:p>Path</text:p>
          </table:table-cell>
          <table:table-cell table:style-name="ce112" office:value-type="string">
            <text:p>Case Description</text:p>
          </table:table-cell>
          <table:table-cell table:style-name="ce112" office:value-type="string">
            <text:p>Step Description</text:p>
          </table:table-cell>
          <table:table-cell table:style-name="ce112" office:value-type="string">
            <text:p>Steps to produce</text:p>
          </table:table-cell>
          <table:table-cell table:style-name="ce112" office:value-type="string">
            <text:p>Expected Output</text:p>
          </table:table-cell>
          <table:table-cell table:style-name="ce112" office:value-type="string">
            <text:p>Priority</text:p>
          </table:table-cell>
          <table:table-cell table:style-name="ce112" office:value-type="string">
            <text:p>Affect</text:p>
          </table:table-cell>
          <table:table-cell table:style-name="ce112">
            <text:p>Tester</text:p>
          </table:table-cell>
          <table:table-cell table:style-name="ce112">
            <text:p>Ipad2</text:p>
          </table:table-cell>
          <table:table-cell table:style-name="ce112">
            <text:p>Ipad2012</text:p>
          </table:table-cell>
          <table:table-cell table:style-name="ce112">
            <text:p>Comment/Bug</text:p>
          </table:table-cell>
          <table:table-cell table:style-name="ce112" table:number-columns-repeated="3"/>
          <table:table-cell table:style-name="ce165" table:number-columns-repeated="3"/>
          <table:table-cell table:number-columns-repeated="1004"/>
        </table:table-row>
        <table:table-row table:style-name="ro25">
          <table:table-cell table:style-name="ce106" office:value-type="float" office:value="1">
            <text:p>1.00</text:p>
          </table:table-cell>
          <table:table-cell table:style-name="ce38" office:value-type="string">
            <text:p>SNF_ADR_LGN_01</text:p>
          </table:table-cell>
          <table:table-cell table:style-name="ce115" office:value-type="float" office:value="1">
            <text:p>1.00</text:p>
          </table:table-cell>
          <table:table-cell table:style-name="ce119" office:value-type="string">
            <text:p>Mobile/Android/Login/Authenticate Valid</text:p>
          </table:table-cell>
          <table:table-cell table:style-name="ce41" office:value-type="string">
            <text:p>Sign in an eXo server with valid user/password</text:p>
          </table:table-cell>
          <table:table-cell table:style-name="ce123" office:value-type="string">
            <text:p>Step 1: Sign In</text:p>
          </table:table-cell>
          <table:table-cell table:style-name="ce123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valid user name &amp; password</text:p>
            <text:p>- Touch on the Sign In button</text:p>
          </table:table-cell>
          <table:table-cell table:style-name="ce134" office:value-type="string">
            <text:p>- The application shows a loader then the Home is displayed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38" office:value-type="string">
            <text:p>SNF_ADR_LGN_02</text:p>
          </table:table-cell>
          <table:table-cell table:style-name="ce116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19" office:value-type="string">
            <text:p>Mobile/Android/Login/Invalid User Name</text:p>
          </table:table-cell>
          <table:table-cell table:style-name="ce41" office:value-type="string">
            <text:p>Sign in an eXo server with invalid user name</text:p>
          </table:table-cell>
          <table:table-cell table:style-name="ce123" office:value-type="string">
            <text:p>Step 1: Sign In</text:p>
          </table:table-cell>
          <table:table-cell table:style-name="ce123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invalid user name &amp; valid password</text:p>
            <text:p>- Touch on the Sign In button</text:p>
          </table:table-cell>
          <table:table-cell table:style-name="ce134" office:value-type="string">
            <text:p>- The Application shows the loader then an error message is displayed 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table:style-name="ce38" office:value-type="string">
            <text:p>SNF_ADR_LGN_03</text:p>
          </table:table-cell>
          <table:table-cell table:style-name="ce116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19" office:value-type="string">
            <text:p>Mobile/Android/Login/Invalid Password</text:p>
          </table:table-cell>
          <table:table-cell table:style-name="ce41" office:value-type="string">
            <text:p>Sign in an eXo server with invalid password</text:p>
          </table:table-cell>
          <table:table-cell table:style-name="ce123" office:value-type="string">
            <text:p>Step 1: Sign In</text:p>
          </table:table-cell>
          <table:table-cell table:style-name="ce123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valid user name &amp; invalid password</text:p>
            <text:p>- Touch on the Sign In button</text:p>
          </table:table-cell>
          <table:table-cell table:style-name="ce134" office:value-type="string">
            <text:p>- The Application shows the loader then an error message is displayed 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14">
          <table:table-cell table:style-name="ce107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table:style-name="ce38" office:value-type="string">
            <text:p>SNF_ADR_LGN_04</text:p>
          </table:table-cell>
          <table:table-cell table:style-name="ce116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20" office:value-type="string">
            <text:p>Mobile/Android/Login/Invalid password</text:p>
          </table:table-cell>
          <table:table-cell table:style-name="ce41" office:value-type="string">
            <text:p>Sign in an eXo server with blank user/password</text:p>
          </table:table-cell>
          <table:table-cell table:style-name="ce123" office:value-type="string">
            <text:p>Step 1: Sign In</text:p>
          </table:table-cell>
          <table:table-cell table:style-name="ce123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34" office:value-type="string">
            <text:p>- The Application shows the loader then an error message is displayed 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table:style-name="ce38" office:value-type="string">
            <text:p>SNF_ADR_LGN_05</text:p>
          </table:table-cell>
          <table:table-cell table:style-name="ce116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120" office:value-type="string">
            <text:p>Mobile/Android/Login/Invalid password</text:p>
          </table:table-cell>
          <table:table-cell table:style-name="ce41" office:value-type="string">
            <text:p>Sign in an eXo server with another account</text:p>
          </table:table-cell>
          <table:table-cell table:style-name="ce123" office:value-type="string">
            <text:p>Step 1: Sign In</text:p>
          </table:table-cell>
          <table:table-cell table:style-name="ce123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34" office:value-type="string">
            <text:p>- The application shows a loader then the Home is displayed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27">
          <table:table-cell table:style-name="ce107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table:style-name="ce38" office:value-type="string">
            <text:p>SNF_ADR_LGN_06</text:p>
          </table:table-cell>
          <table:table-cell table:style-name="ce116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21" office:value-type="string">
            <text:p>Mobile/Android/Login/No Connection</text:p>
          </table:table-cell>
          <table:table-cell table:style-name="ce41" office:value-type="string">
            <text:p>Sign in an eXo server when no network connection</text:p>
          </table:table-cell>
          <table:table-cell table:style-name="ce123" office:value-type="string">
            <text:p>Step 1: Sign In</text:p>
          </table:table-cell>
          <table:table-cell table:style-name="ce123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123" office:value-type="string">
            <text:p>Alert message is displayed notice that can not reach the internet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27">
          <table:table-cell table:style-name="ce107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table:style-name="ce38" office:value-type="string">
            <text:p>SNF_ADR_LGN_07</text:p>
          </table:table-cell>
          <table:table-cell table:style-name="ce116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19" office:value-type="string">
            <text:p>Mobile/Android/Logout</text:p>
          </table:table-cell>
          <table:table-cell table:style-name="ce41" office:value-type="string">
            <text:p>Logout of the Home page with Logout button</text:p>
          </table:table-cell>
          <table:table-cell table:style-name="ce123" office:value-type="string">
            <text:p>Step 1: Sign out</text:p>
          </table:table-cell>
          <table:table-cell table:style-name="ce125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  <text:p><text:span text:style-name="T4"/></text:p>
          </table:table-cell>
          <table:table-cell table:style-name="ce134" office:value-type="string">
            <text:p>- Back to Login screen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27">
          <table:table-cell table:style-name="ce107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table:style-name="ce38" office:value-type="string">
            <text:p>SNF_ADR_LGO_08</text:p>
          </table:table-cell>
          <table:table-cell table:style-name="ce116" table:formula="of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table:style-name="ce120" office:value-type="string">
            <text:p>Mobile/Android/Logout</text:p>
          </table:table-cell>
          <table:table-cell table:style-name="ce41" office:value-type="string">
            <text:p>Logout of the Home page with Back button</text:p>
          </table:table-cell>
          <table:table-cell table:style-name="ce124" office:value-type="string">
            <text:p>Step 1: Sign out</text:p>
          </table:table-cell>
          <table:table-cell table:style-name="ce125" office:value-type="string">
            <text:p><text:span text:style-name="T5">- Start the application on mobile device</text:span></text:p>
            <text:p><text:span text:style-name="T5">- Login into the application</text:span></text:p>
            <text:p><text:span text:style-name="T5">- Stay on the Home page</text:span></text:p>
            <text:p><text:span text:style-name="T5">- Then, touch on [Back] button of device</text:span></text:p>
            <text:p><text:span text:style-name="T7"/></text:p>
          </table:table-cell>
          <table:table-cell table:style-name="ce134" office:value-type="string">
            <text:p>- Back to Login screen</text:p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7">
          <table:table-cell table:style-name="ce107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table:style-name="ce38" office:value-type="string">
            <text:p>SNF_ADR_LGO_09</text:p>
          </table:table-cell>
          <table:table-cell table:style-name="ce116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20" office:value-type="string">
            <text:p>Mobile/Android/Login/Rotate Devices</text:p>
          </table:table-cell>
          <table:table-cell table:style-name="ce42" office:value-type="string">
            <text:p>Rotate devices while signing in eXo server</text:p>
          </table:table-cell>
          <table:table-cell table:style-name="ce123" office:value-type="string">
            <text:p>Step 1: Rotate devices</text:p>
          </table:table-cell>
          <table:table-cell table:style-name="ce123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123" office:value-type="string">
            <text:p>- Screen will be automatically rotate in the corresponding direction</text:p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8">
          <table:table-cell table:style-name="ce107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table:style-name="ce38" office:value-type="string">
            <text:p>SNF_ADR_SET_10</text:p>
          </table:table-cell>
          <table:table-cell table:style-name="ce116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19" office:value-type="string">
            <text:p>Mobile/Android/Setting</text:p>
          </table:table-cell>
          <table:table-cell table:style-name="ce41" office:value-type="string">
            <text:p>Display Setting screen</text:p>
          </table:table-cell>
          <table:table-cell table:style-name="ce125" office:value-type="string">
            <text:p>Step 1: Start the application</text:p>
          </table:table-cell>
          <table:table-cell table:style-name="ce125" office:value-type="string">
            <text:p>- Start the application on mobile device </text:p>
            <text:p>- Press [Menu] option in Mobile device</text:p>
            <text:p>- touch on [Setting] button</text:p>
          </table:table-cell>
          <table:table-cell table:style-name="ce135" office:value-type="string">
            <text:p>The application shows its settings. There is the possibility to change the language and change the server list 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27">
          <table:table-cell table:style-name="ce107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table:style-name="ce38" office:value-type="string">
            <text:p>SNF_ADR_SET_11</text:p>
          </table:table-cell>
          <table:table-cell table:style-name="ce116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19" office:value-type="string">
            <text:p>Mobile/Android/Server List/Change Server</text:p>
          </table:table-cell>
          <table:table-cell table:style-name="ce41" office:value-type="string">
            <text:p>Change server</text:p>
          </table:table-cell>
          <table:table-cell table:style-name="ce123" office:value-type="string">
            <text:p>Step 1: Select server</text:p>
          </table:table-cell>
          <table:table-cell table:style-name="ce125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25" office:value-type="string">
            <text:p>The selected server on the previous screen is displayed with a small indicator.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14">
          <table:table-cell table:style-name="ce107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table:style-name="ce38" office:value-type="string">
            <text:p>SNF_ADR_SET_12</text:p>
          </table:table-cell>
          <table:table-cell table:style-name="ce116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19" office:value-type="string">
            <text:p>Mobile/Android/Server List/Modify</text:p>
          </table:table-cell>
          <table:table-cell table:style-name="ce41" office:value-type="string">
            <text:p>Try to modify the selected server after being authenticate</text:p>
          </table:table-cell>
          <table:table-cell table:style-name="ce123" office:value-type="string">
            <text:p>Step 1: Select server</text:p>
          </table:table-cell>
          <table:table-cell table:style-name="ce125" office:value-type="string">
            <text:p>- Start the application</text:p>
            <text:p>- Login with valid authenticate <text:s/>and access to home page</text:p>
            <text:p>- Try change selected server </text:p>
          </table:table-cell>
          <table:table-cell table:style-name="ce125" office:value-type="string">
            <text:p>The selected server don't change. (because the user is already authenticate)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14">
          <table:table-cell table:style-name="ce107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table:style-name="ce38" office:value-type="string">
            <text:p>SNF_ADR_SET_13</text:p>
          </table:table-cell>
          <table:table-cell table:style-name="ce116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121" office:value-type="string">
            <text:p>Mobile/Android/Server List/Delete </text:p>
          </table:table-cell>
          <table:table-cell table:style-name="ce41" office:value-type="string">
            <text:p>Try to delete the selected server after being authenticate</text:p>
          </table:table-cell>
          <table:table-cell table:style-name="ce124" office:value-type="string">
            <text:p>Step 1: Select server</text:p>
          </table:table-cell>
          <table:table-cell table:style-name="ce125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125" office:value-type="string">
            <text:p>The selected server can't be deleted</text:p>
            <text:p>(It should alert message)</text:p>
          </table:table-cell>
          <table:table-cell table:style-name="ce150" office:value-type="string">
            <text:p>High</text:p>
          </table:table-cell>
          <table:table-cell table:style-name="ce158"/>
          <table:table-cell table:style-name="ce161" table:number-columns-repeated="6"/>
          <table:table-cell table:style-name="ce158"/>
          <table:table-cell table:style-name="ce167" table:number-columns-repeated="3"/>
          <table:table-cell table:style-name="ce168" table:number-columns-repeated="1004"/>
        </table:table-row>
        <table:table-row table:style-name="ro29">
          <table:table-cell table:style-name="ce107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table:style-name="ce38" office:value-type="string">
            <text:p>SNF_ADR_SET_14</text:p>
          </table:table-cell>
          <table:table-cell table:style-name="ce116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20" office:value-type="string">
            <text:p>Mobile/Android/Server List/Add server</text:p>
          </table:table-cell>
          <table:table-cell table:style-name="ce43" office:value-type="string">
            <text:p>Add a server into the list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[Url] with format:</text:p>
            <text:p><text:s text:c="2"/>Demo.platform.exo.org</text:p>
            <text:p>- touch on [Done] button</text:p>
          </table:table-cell>
          <table:table-cell table:style-name="ce134" office:value-type="string">
            <text:p>New server is added and shown in server list with value is </text:p>
            <text:p>[<text:a xlink:href="http://demo.platform.exo.org/">http://demo.platform.exo.org</text:a>]</text:p>
          </table:table-cell>
          <table:table-cell table:style-name="ce151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table:style-name="ce38" office:value-type="string">
            <text:p>SNF_ADR_SET_15</text:p>
          </table:table-cell>
          <table:table-cell table:style-name="ce116" table:formula="of:=IF(VALUE(MID([.F21];6;FIND(&quot;:&quot;;[.F21];1)-FIND(&quot; &quot;;[.F21];1)-1))&gt;VALUE(MID([.F20];6;FIND(&quot;:&quot;;[.F20];1)-FIND(&quot; &quot;;[.F20];1)-1));[.C20];[.C20]+1)" office:value-type="float" office:value="2">
            <text:p>2.00</text:p>
          </table:table-cell>
          <table:table-cell table:style-name="ce120" office:value-type="string">
            <text:p>Mobile/Android/Server List/Add server</text:p>
          </table:table-cell>
          <table:table-cell table:style-name="ce43" office:value-type="string">
            <text:p>Add a server into the list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demo.platform.exo.org/portal</text:span></text:p>
            <text:p><text:span text:style-name="T5">- touch on [Done] button</text:span></text:p>
          </table:table-cell>
          <table:table-cell table:style-name="ce134" office:value-type="string">
            <text:p><text:span text:style-name="T16">New server is added and shown in 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1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table:style-name="ce38" office:value-type="string">
            <text:p>SNF_ADR_SET_16</text:p>
          </table:table-cell>
          <table:table-cell table:style-name="ce116" table:formula="of:=IF(VALUE(MID([.F22];6;FIND(&quot;:&quot;;[.F22];1)-FIND(&quot; &quot;;[.F22];1)-1))&gt;VALUE(MID([.F21];6;FIND(&quot;:&quot;;[.F21];1)-FIND(&quot; &quot;;[.F21];1)-1));[.C21];[.C21]+1)" office:value-type="float" office:value="3">
            <text:p>3.00</text:p>
          </table:table-cell>
          <table:table-cell table:style-name="ce120" office:value-type="string">
            <text:p>Mobile/Android/Server List/Add server</text:p>
          </table:table-cell>
          <table:table-cell table:style-name="ce43" office:value-type="string">
            <text:p>Add a server into the list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<text:a xlink:href="http://demo.platform.exo.org/">http://demo.platform.exo.org</text:a></text:span></text:p>
            <text:p><text:span text:style-name="T5">- touch on [Done] button</text:span></text:p>
          </table:table-cell>
          <table:table-cell table:style-name="ce134" office:value-type="string">
            <text:p><text:span text:style-name="T16">New server is added and shown in 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1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table:style-name="ce38" office:value-type="string">
            <text:p>SNF_ADR_SET_17</text:p>
          </table:table-cell>
          <table:table-cell table:style-name="ce116" table:formula="of:=IF(VALUE(MID([.F23];6;FIND(&quot;:&quot;;[.F23];1)-FIND(&quot; &quot;;[.F23];1)-1))&gt;VALUE(MID([.F22];6;FIND(&quot;:&quot;;[.F22];1)-FIND(&quot; &quot;;[.F22];1)-1));[.C22];[.C22]+1)" office:value-type="float" office:value="4">
            <text:p>4.00</text:p>
          </table:table-cell>
          <table:table-cell table:style-name="ce120" office:value-type="string">
            <text:p>Mobile/Android/Server List/Add server</text:p>
          </table:table-cell>
          <table:table-cell table:style-name="ce43" office:value-type="string">
            <text:p>Add a server into the list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demo.platform.exo.org/</text:span></text:p>
            <text:p><text:span text:style-name="T5">- touch on [Done] button</text:span></text:p>
          </table:table-cell>
          <table:table-cell table:style-name="ce134" office:value-type="string">
            <text:p><text:span text:style-name="T16">New server is added and shown in 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1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table:style-name="ce38" office:value-type="string">
            <text:p>SNF_ADR_SET_18</text:p>
          </table:table-cell>
          <table:table-cell table:style-name="ce116" table:formula="of:=IF(VALUE(MID([.F24];6;FIND(&quot;:&quot;;[.F24];1)-FIND(&quot; &quot;;[.F24];1)-1))&gt;VALUE(MID([.F23];6;FIND(&quot;:&quot;;[.F23];1)-FIND(&quot; &quot;;[.F23];1)-1));[.C23];[.C23]+1)" office:value-type="float" office:value="5">
            <text:p>5.00</text:p>
          </table:table-cell>
          <table:table-cell table:style-name="ce120" office:value-type="string">
            <text:p>Mobile/Android/Server List/Add server</text:p>
          </table:table-cell>
          <table:table-cell table:style-name="ce43" office:value-type="string">
            <text:p>Add a server into the list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<text:a xlink:href="http://demo.platform.exo.org/">http://demo.platform.exo.org/</text:a></text:span></text:p>
            <text:p><text:span text:style-name="T5">- touch on [Done] button</text:span></text:p>
          </table:table-cell>
          <table:table-cell table:style-name="ce134" office:value-type="string">
            <text:p><text:span text:style-name="T16">New server is added and shown in 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1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table:style-name="ce38" office:value-type="string">
            <text:p>SNF_ADR_SET_19</text:p>
          </table:table-cell>
          <table:table-cell table:style-name="ce116" table:formula="of:=IF(VALUE(MID([.F25];6;FIND(&quot;:&quot;;[.F25];1)-FIND(&quot; &quot;;[.F25];1)-1))&gt;VALUE(MID([.F24];6;FIND(&quot;:&quot;;[.F24];1)-FIND(&quot; &quot;;[.F24];1)-1));[.C24];[.C24]+1)" office:value-type="float" office:value="6">
            <text:p>6.00</text:p>
          </table:table-cell>
          <table:table-cell table:style-name="ce120" office:value-type="string">
            <text:p>Mobile/Android/Server List/Add server</text:p>
          </table:table-cell>
          <table:table-cell table:style-name="ce43" office:value-type="string">
            <text:p>Add a server into the list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<text:a xlink:href="http://demo.platform.exo.org/portal">http://demo.platform.exo.org/portal</text:a></text:span></text:p>
            <text:p><text:span text:style-name="T5">- touch on [Done] button</text:span></text:p>
          </table:table-cell>
          <table:table-cell table:style-name="ce134" office:value-type="string">
            <text:p><text:span text:style-name="T16">New server is added and shown in 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1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table:style-name="ce38" office:value-type="string">
            <text:p>SNF_ADR_SET_20</text:p>
          </table:table-cell>
          <table:table-cell table:style-name="ce116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19" office:value-type="string">
            <text:p>Mobile/Android/Server List/Add existing Server</text:p>
          </table:table-cell>
          <table:table-cell table:style-name="ce44" office:value-type="string">
            <text:p>Add an existing server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[Url]</text:p>
            <text:p>- touch on [OK] button</text:p>
          </table:table-cell>
          <table:table-cell table:style-name="ce125" office:value-type="string">
            <text:p>An error message must be displayed with alert that the server is already present in the list.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table:style-name="ce38" office:value-type="string">
            <text:p>SNF_ADR_SET_21</text:p>
          </table:table-cell>
          <table:table-cell table:style-name="ce116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120" office:value-type="string">
            <text:p>Mobile/Android/Server List/Add blank Server</text:p>
          </table:table-cell>
          <table:table-cell table:style-name="ce44" office:value-type="string">
            <text:p>Add a blank server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[Url]</text:p>
            <text:p>- touch on [Done] button</text:p>
          </table:table-cell>
          <table:table-cell table:style-name="ce125" office:value-type="string">
            <text:p>An error message must be displayed with alert that the server name is required.</text:p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table:style-name="ce38" office:value-type="string">
            <text:p>SNF_ADR_SET_22</text:p>
          </table:table-cell>
          <table:table-cell table:style-name="ce116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120" office:value-type="string">
            <text:p>Mobile/Android/Server List/Add existing URL</text:p>
          </table:table-cell>
          <table:table-cell table:style-name="ce44" office:value-type="string">
            <text:p>Add an existing server URL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125" office:value-type="string">
            <text:p>An error message must be displayed with alert that the URL is already present in the list.</text:p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table:style-name="ce38" office:value-type="string">
            <text:p>SNF_ADR_SET_23</text:p>
          </table:table-cell>
          <table:table-cell table:style-name="ce116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120" office:value-type="string">
            <text:p>Mobile/Android/Server List/Add blank URL</text:p>
          </table:table-cell>
          <table:table-cell table:style-name="ce44" office:value-type="string">
            <text:p>Add a blank server URL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125" office:value-type="string">
            <text:p>An error message must be displayed with alert that the URL is required.</text:p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30">
          <table:table-cell table:style-name="ce107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table:style-name="ce38" office:value-type="string">
            <text:p>SNF_ADR_SET_24</text:p>
          </table:table-cell>
          <table:table-cell table:style-name="ce116"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119" office:value-type="string">
            <text:p>Mobile/Android/Server List/Edit Server</text:p>
          </table:table-cell>
          <table:table-cell table:style-name="ce44" office:value-type="string">
            <text:p>Edit a server</text:p>
          </table:table-cell>
          <table:table-cell table:style-name="ce123" office:value-type="string">
            <text:p>Step 1: Edit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</text:p>
            <text:p>- touch on [Done] button</text:p>
          </table:table-cell>
          <table:table-cell table:style-name="ce125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30">
          <table:table-cell table:style-name="ce107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table:style-name="ce38" office:value-type="string">
            <text:p>SNF_ADR_SET_25</text:p>
          </table:table-cell>
          <table:table-cell table:style-name="ce116" table:formula="of:=IF(VALUE(MID([.F31];6;FIND(&quot;:&quot;;[.F31];1)-FIND(&quot; &quot;;[.F31];1)-1))&gt;VALUE(MID([.F30];6;FIND(&quot;:&quot;;[.F30];1)-FIND(&quot; &quot;;[.F30];1)-1));[.C30];[.C30]+1)" office:value-type="float" office:value="2">
            <text:p>2.00</text:p>
          </table:table-cell>
          <table:table-cell table:style-name="ce119" office:value-type="string">
            <text:p>Mobile/Android/Server List/Edit Server</text:p>
          </table:table-cell>
          <table:table-cell table:style-name="ce44" office:value-type="string">
            <text:p>Edit a server</text:p>
          </table:table-cell>
          <table:table-cell table:style-name="ce123" office:value-type="string">
            <text:p>Step 1: Edit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</text:a></text:p>
            <text:p>- touch on [Done] button</text:p>
          </table:table-cell>
          <table:table-cell table:style-name="ce125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30">
          <table:table-cell table:style-name="ce107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table:style-name="ce38" office:value-type="string">
            <text:p>SNF_ADR_SET_26</text:p>
          </table:table-cell>
          <table:table-cell table:style-name="ce116" table:formula="of:=IF(VALUE(MID([.F32];6;FIND(&quot;:&quot;;[.F32];1)-FIND(&quot; &quot;;[.F32];1)-1))&gt;VALUE(MID([.F31];6;FIND(&quot;:&quot;;[.F31];1)-FIND(&quot; &quot;;[.F31];1)-1));[.C31];[.C31]+1)" office:value-type="float" office:value="3">
            <text:p>3.00</text:p>
          </table:table-cell>
          <table:table-cell table:style-name="ce119" office:value-type="string">
            <text:p>Mobile/Android/Server List/Edit Server</text:p>
          </table:table-cell>
          <table:table-cell table:style-name="ce44" office:value-type="string">
            <text:p>Edit a server</text:p>
          </table:table-cell>
          <table:table-cell table:style-name="ce123" office:value-type="string">
            <text:p>Step 1: Edit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</text:p>
            <text:p>- touch on [Done] button</text:p>
          </table:table-cell>
          <table:table-cell table:style-name="ce125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30">
          <table:table-cell table:style-name="ce107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table:style-name="ce38" office:value-type="string">
            <text:p>SNF_ADR_SET_27</text:p>
          </table:table-cell>
          <table:table-cell table:style-name="ce116" table:formula="of:=IF(VALUE(MID([.F33];6;FIND(&quot;:&quot;;[.F33];1)-FIND(&quot; &quot;;[.F33];1)-1))&gt;VALUE(MID([.F32];6;FIND(&quot;:&quot;;[.F32];1)-FIND(&quot; &quot;;[.F32];1)-1));[.C32];[.C32]+1)" office:value-type="float" office:value="4">
            <text:p>4.00</text:p>
          </table:table-cell>
          <table:table-cell table:style-name="ce119" office:value-type="string">
            <text:p>Mobile/Android/Server List/Edit Server</text:p>
          </table:table-cell>
          <table:table-cell table:style-name="ce44" office:value-type="string">
            <text:p>Edit a server</text:p>
          </table:table-cell>
          <table:table-cell table:style-name="ce123" office:value-type="string">
            <text:p>Step 1: Edit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/</text:a></text:p>
            <text:p>- touch on [Done] button</text:p>
          </table:table-cell>
          <table:table-cell table:style-name="ce125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30">
          <table:table-cell table:style-name="ce107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table:style-name="ce38" office:value-type="string">
            <text:p>SNF_ADR_SET_28</text:p>
          </table:table-cell>
          <table:table-cell table:style-name="ce116" table:formula="of:=IF(VALUE(MID([.F34];6;FIND(&quot;:&quot;;[.F34];1)-FIND(&quot; &quot;;[.F34];1)-1))&gt;VALUE(MID([.F33];6;FIND(&quot;:&quot;;[.F33];1)-FIND(&quot; &quot;;[.F33];1)-1));[.C33];[.C33]+1)" office:value-type="float" office:value="5">
            <text:p>5.00</text:p>
          </table:table-cell>
          <table:table-cell table:style-name="ce119" office:value-type="string">
            <text:p>Mobile/Android/Server List/Edit Server</text:p>
          </table:table-cell>
          <table:table-cell table:style-name="ce44" office:value-type="string">
            <text:p>Edit a server</text:p>
          </table:table-cell>
          <table:table-cell table:style-name="ce123" office:value-type="string">
            <text:p>Step 1: Edit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portal</text:p>
            <text:p>- touch on [Done] button</text:p>
          </table:table-cell>
          <table:table-cell table:style-name="ce125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30">
          <table:table-cell table:style-name="ce107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table:style-name="ce38" office:value-type="string">
            <text:p>SNF_ADR_SET_29</text:p>
          </table:table-cell>
          <table:table-cell table:style-name="ce116" table:formula="of:=IF(VALUE(MID([.F35];6;FIND(&quot;:&quot;;[.F35];1)-FIND(&quot; &quot;;[.F35];1)-1))&gt;VALUE(MID([.F34];6;FIND(&quot;:&quot;;[.F34];1)-FIND(&quot; &quot;;[.F34];1)-1));[.C34];[.C34]+1)" office:value-type="float" office:value="6">
            <text:p>6.00</text:p>
          </table:table-cell>
          <table:table-cell table:style-name="ce119" office:value-type="string">
            <text:p>Mobile/Android/Server List/Edit Server</text:p>
          </table:table-cell>
          <table:table-cell table:style-name="ce44" office:value-type="string">
            <text:p>Edit a server</text:p>
          </table:table-cell>
          <table:table-cell table:style-name="ce123" office:value-type="string">
            <text:p>Step 1: Edit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portal">http://demo.platform.exo.org/portal</text:a></text:p>
            <text:p>- touch on [Done] button</text:p>
          </table:table-cell>
          <table:table-cell table:style-name="ce125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table:style-name="ce38" office:value-type="string">
            <text:p>SNF_ADR_SET_30</text:p>
          </table:table-cell>
          <table:table-cell table:style-name="ce116" table:formula="of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table:style-name="ce119" office:value-type="string">
            <text:p>Mobile/Android/Server List/Delete Server</text:p>
          </table:table-cell>
          <table:table-cell table:style-name="ce44" office:value-type="string">
            <text:p>Delete a server</text:p>
          </table:table-cell>
          <table:table-cell table:style-name="ce123" office:value-type="string">
            <text:p>Step 1: Delete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touch on [Delete] button</text:p>
            <text:p>- then touch on [Done] button</text:p>
          </table:table-cell>
          <table:table-cell table:style-name="ce125" office:value-type="string">
            <text:p>Selected server is removed in server list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28">
          <table:table-cell table:style-name="ce107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table:style-name="ce38" office:value-type="string">
            <text:p>SNF_ADR_LAG_31</text:p>
          </table:table-cell>
          <table:table-cell table:style-name="ce116" table:formula="of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table:style-name="ce119" office:value-type="string">
            <text:p>Mobile/Android/Setting Language</text:p>
          </table:table-cell>
          <table:table-cell table:style-name="ce45" office:value-type="string">
            <text:p>Setting language</text:p>
          </table:table-cell>
          <table:table-cell table:style-name="ce126" office:value-type="string">
            <text:p>Step 1: select language</text:p>
          </table:table-cell>
          <table:table-cell table:style-name="ce125" office:value-type="string">
            <text:p><text:span text:style-name="T8">- Start the application</text:span></text:p>
            <text:p><text:span text:style-name="T9">- Go into the settings </text:span></text:p>
            <text:p><text:span text:style-name="T10">- then, select a language in list</text:span></text:p>
          </table:table-cell>
          <table:table-cell table:style-name="ce123" office:value-type="string">
            <text:p>- All of UI control title on the application is displayed in selected language</text:p>
          </table:table-cell>
          <table:table-cell table:style-name="ce149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8">
          <table:table-cell table:style-name="ce107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table:style-name="ce38" office:value-type="string">
            <text:p>SNF_ADR_GUI_32</text:p>
          </table:table-cell>
          <table:table-cell table:style-name="ce116" table:formula="of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table:style-name="ce120" office:value-type="string">
            <text:p>Mobile/Android/User Guide</text:p>
          </table:table-cell>
          <table:table-cell table:style-name="ce44" office:value-type="string">
            <text:p>Don't view User guide</text:p>
          </table:table-cell>
          <table:table-cell table:style-name="ce123" office:value-type="string">
            <text:p>Step 1: show user guide</text:p>
          </table:table-cell>
          <table:table-cell table:style-name="ce125" office:value-type="string">
            <text:p><text:span text:style-name="T8">- Start the application on mobile device </text:span></text:p>
            <text:p><text:span text:style-name="T8">- On the authenticate screen, push the </text:span><text:span text:style-name="T8">settings button</text:span></text:p>
          </table:table-cell>
          <table:table-cell table:style-name="ce125" office:value-type="string">
            <text:p>- User guide button isn't displayed.</text:p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14">
          <table:table-cell table:style-name="ce107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table:style-name="ce38" office:value-type="string">
            <text:p>SNF_ADR_HOM_33</text:p>
          </table:table-cell>
          <table:table-cell table:style-name="ce116" table:formula="of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table:style-name="ce119" office:value-type="string">
            <text:p>Mobile/Android/Home Screen</text:p>
          </table:table-cell>
          <table:table-cell table:style-name="ce46" office:value-type="string">
            <text:p>Check Home Screen</text:p>
          </table:table-cell>
          <table:table-cell table:style-name="ce126" office:value-type="string">
            <text:p>Step 1: Access Home screen</text:p>
          </table:table-cell>
          <table:table-cell table:style-name="ce125" office:value-type="string">
            <text:p>- Start the application on mobile device</text:p>
            <text:p>- Sign in with valid user name /password</text:p>
          </table:table-cell>
          <table:table-cell table:style-name="ce123" office:value-type="string">
            <text:p>- Home screen is displayed with applications</text:p>
            <text:p>- Applications is shown by icon and label in panel</text:p>
            <text:p/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table:style-name="ce38" office:value-type="string">
            <text:p>SNF_ADR_APP_34</text:p>
          </table:table-cell>
          <table:table-cell table:style-name="ce116"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119" office:value-type="string">
            <text:p>Mobile/Android/Application/Back</text:p>
          </table:table-cell>
          <table:table-cell table:style-name="ce46" office:value-type="string">
            <text:p>Back application that opening</text:p>
          </table:table-cell>
          <table:table-cell table:style-name="ce126" office:value-type="string">
            <text:p>Step 1: Back application</text:p>
          </table:table-cell>
          <table:table-cell table:style-name="ce125" office:value-type="string">
            <text:p><text:span text:style-name="T5">- Start the application on mobile device </text:span></text:p>
            <text:p><text:span text:style-name="T5">- Sign in with valid user name /password</text:span></text:p>
            <text:p><text:span text:style-name="T5">- In Home screen: touch on an existing </text:span><text:span text:style-name="T5">application</text:span></text:p>
            <text:p><text:span text:style-name="T5">→ </text:span><text:span text:style-name="T5">Content application is displayed</text:span></text:p>
            <text:p><text:span text:style-name="T5">- then, touch on [Back] button</text:span></text:p>
          </table:table-cell>
          <table:table-cell table:style-name="ce123" office:value-type="string">
            <text:p>Selected application screen is closed and Home screen is come back</text:p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table:style-name="ce38" office:value-type="string">
            <text:p>SNF_ADR_DAB_35</text:p>
          </table:table-cell>
          <table:table-cell table:style-name="ce116" table:formula="of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table:style-name="ce119" office:value-type="string">
            <text:p>Mobile/Android/Dashboard/GadgetTabs/View</text:p>
          </table:table-cell>
          <table:table-cell table:style-name="ce46" office:value-type="string">
            <text:p>View Dashboard tab</text:p>
          </table:table-cell>
          <table:table-cell table:style-name="ce127" office:value-type="string">
            <text:p>Step 1: View Dashboard tabs</text:p>
          </table:table-cell>
          <table:table-cell table:style-name="ce123" office:value-type="string">
            <text:p>- Create some dashboard tabs on PLF 3.5 via browser.</text:p>
            <text:p><text:span text:style-name="T8">- Start the application on mobile device </text:span></text:p>
            <text:p><text:span text:style-name="T8">- Sign in with valid user name /password</text:span></text:p>
            <text:p><text:span text:style-name="T8">- touch on an [Dashboard] application in </text:span><text:span text:style-name="T8">Home Page</text:span></text:p>
          </table:table-cell>
          <table:table-cell table:style-name="ce123" office:value-type="string">
            <text:p>- All tab names will be displayed </text:p>
          </table:table-cell>
          <table:table-cell table:style-name="ce149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table:style-name="ce38" office:value-type="string">
            <text:p>SNF_ADR_DAB_36</text:p>
          </table:table-cell>
          <table:table-cell table:style-name="ce116" table:formula="of:=IF(VALUE(MID([.F42];6;FIND(&quot;:&quot;;[.F42];1)-FIND(&quot; &quot;;[.F42];1)-1))&gt;VALUE(MID([.F41];6;FIND(&quot;:&quot;;[.F41];1)-FIND(&quot; &quot;;[.F41];1)-1));[.C41];[.C41]+1)" office:value-type="float" office:value="2">
            <text:p>2.00</text:p>
          </table:table-cell>
          <table:table-cell table:style-name="ce119" office:value-type="string">
            <text:p>Mobile/Android/Dashboard/GadgetTabs/View</text:p>
          </table:table-cell>
          <table:table-cell table:style-name="ce46" office:value-type="string">
            <text:p>View Dashboard tab</text:p>
          </table:table-cell>
          <table:table-cell table:style-name="ce127" office:value-type="string">
            <text:p>Step 1: View Dashboard tabs with name includes special chars</text:p>
          </table:table-cell>
          <table:table-cell table:style-name="ce123" office:value-type="string">
            <text:p>- Create some dashboard tabs on PLF 3.5 via browser with name includes special characters</text:p>
            <text:p><text:span text:style-name="T8">- Start the application on mobile device </text:span></text:p>
            <text:p><text:span text:style-name="T8">- Sign in with valid user name /password</text:span></text:p>
            <text:p><text:span text:style-name="T8">- touch on an [Dashboard] application in </text:span><text:span text:style-name="T8">Home Page</text:span></text:p>
          </table:table-cell>
          <table:table-cell table:style-name="ce123" office:value-type="string">
            <text:p>- All tab names will be displayed </text:p>
          </table:table-cell>
          <table:table-cell table:style-name="ce149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table:style-name="ce38" office:value-type="string">
            <text:p>SNF_ADR_DAB_37</text:p>
          </table:table-cell>
          <table:table-cell table:style-name="ce116" table:formula="of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table:style-name="ce119" office:value-type="string">
            <text:p>Mobile/Android/Dashboard/GadgetTabs/Update</text:p>
          </table:table-cell>
          <table:table-cell table:style-name="ce46" office:value-type="string">
            <text:p>Update Dashboard tab</text:p>
          </table:table-cell>
          <table:table-cell table:style-name="ce126" office:value-type="string">
            <text:p>Step 1: Update Dashboard tab tabs</text:p>
          </table:table-cell>
          <table:table-cell table:style-name="ce124" office:value-type="string">
            <text:p>- Create new more some dashboard tabs or delete some existed dashboard tabs</text:p>
            <text:p><text:span text:style-name="T8">- Start the application on mobile device </text:span></text:p>
            <text:p><text:span text:style-name="T8">- Sign out &amp; Sign in again or exit application </text:span><text:span text:style-name="T8">→ start application → sign in</text:span></text:p>
            <text:p><text:span text:style-name="T8">- Touch on [Dashboard] application in Home </text:span><text:span text:style-name="T8">page and <text:s/>then touch on tab</text:span></text:p>
          </table:table-cell>
          <table:table-cell table:style-name="ce123" office:value-type="string">
            <text:p>- <text:s/>Dashboard tabs list will be updated (added or removed)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table:style-name="ce38" office:value-type="string">
            <text:p>SNF_ADR_DAB_38</text:p>
          </table:table-cell>
          <table:table-cell table:style-name="ce116" table:formula="of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table:style-name="ce119" office:value-type="string">
            <text:p>Mobile/Android/Dashboard/Add</text:p>
          </table:table-cell>
          <table:table-cell table:style-name="ce46" office:value-type="string">
            <text:p>View Gadget List </text:p>
          </table:table-cell>
          <table:table-cell table:style-name="ce128" office:value-type="string">
            <text:p>Step 1: View Gadget List</text:p>
          </table:table-cell>
          <table:table-cell table:style-name="ce124" office:value-type="string">
            <text:p><text:span text:style-name="T11">- Add some gadget into tabs on </text:span><text:span text:style-name="T12">PLF 3.5</text:span><text:span text:style-name="T11"> via </text:span><text:span text:style-name="T11">browser.</text:span></text:p>
            <text:p><text:span text:style-name="T8">- Start the application on mobile device </text:span></text:p>
            <text:p><text:span text:style-name="T8">- Sign in with valid User Name/Password</text:span></text:p>
            <text:p><text:span text:style-name="T8">- Touch on [Dashboard] application in Home </text:span><text:span text:style-name="T8">pag</text:span></text:p>
            <text:p><text:span text:style-name="T11">- Touch on Gadget tab item</text:span></text:p>
          </table:table-cell>
          <table:table-cell table:style-name="ce129" office:value-type="string">
            <text:p>- Gadget list is shown with Image, Title and Short resume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30">
          <table:table-cell table:style-name="ce107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table:style-name="ce38" office:value-type="string">
            <text:p>SNF_ADR_DAB_39</text:p>
          </table:table-cell>
          <table:table-cell table:style-name="ce116" table:formula="of:=IF(VALUE(MID([.F45];6;FIND(&quot;:&quot;;[.F45];1)-FIND(&quot; &quot;;[.F45];1)-1))&gt;VALUE(MID([.F44];6;FIND(&quot;:&quot;;[.F44];1)-FIND(&quot; &quot;;[.F44];1)-1));[.C44];[.C44]+1)" office:value-type="float" office:value="1">
            <text:p>1.00</text:p>
          </table:table-cell>
          <table:table-cell table:style-name="ce119" office:value-type="string">
            <text:p>Mobile/Android/Dashboard/Update</text:p>
          </table:table-cell>
          <table:table-cell table:style-name="ce46" office:value-type="string">
            <text:p>Update Gadget List</text:p>
          </table:table-cell>
          <table:table-cell table:style-name="ce126" office:value-type="string">
            <text:p>Step 1: Update Gadget List</text:p>
          </table:table-cell>
          <table:table-cell table:style-name="ce124" office:value-type="string">
            <text:p><text:span text:style-name="T11">- Added new more some gadget into </text:span><text:span text:style-name="T11">dashboard tabs or delete some existed </text:span><text:span text:style-name="T11">gadgets via browser</text:span></text:p>
            <text:p><text:span text:style-name="T8">- Start the application on mobile device </text:span></text:p>
            <text:p><text:span text:style-name="T11">- Sign out &amp; Sign in again or exit application </text:span><text:span text:style-name="T11">→ start application → sign in </text:span></text:p>
            <text:p><text:span text:style-name="T8">- Touch on [Dashboard] application in Home </text:span><text:span text:style-name="T8">page</text:span></text:p>
            <text:p><text:span text:style-name="T11">- Touch on Gadget tab item</text:span></text:p>
          </table:table-cell>
          <table:table-cell table:style-name="ce123" office:value-type="string">
            <text:p>- Gadget List will be updated (added or removed)</text:p>
          </table:table-cell>
          <table:table-cell table:style-name="ce149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31">
          <table:table-cell table:style-name="ce107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table:style-name="ce38" office:value-type="string">
            <text:p>SNF_ADR_DAB_40</text:p>
          </table:table-cell>
          <table:table-cell table:style-name="ce116" table:formula="of:=IF(VALUE(MID([.F46];6;FIND(&quot;:&quot;;[.F46];1)-FIND(&quot; &quot;;[.F46];1)-1))&gt;VALUE(MID([.F45];6;FIND(&quot;:&quot;;[.F45];1)-FIND(&quot; &quot;;[.F45];1)-1));[.C45];[.C45]+1)" office:value-type="float" office:value="1">
            <text:p>1.00</text:p>
          </table:table-cell>
          <table:table-cell table:style-name="ce119" office:value-type="string">
            <text:p>Mobile/Android/Dashboard/Launch</text:p>
          </table:table-cell>
          <table:table-cell table:style-name="ce46" office:value-type="string">
            <text:p>View Content of Gadget</text:p>
          </table:table-cell>
          <table:table-cell table:style-name="ce126" office:value-type="string">
            <text:p>Step 1: Gadget Content</text:p>
          </table:table-cell>
          <table:table-cell table:style-name="ce124" office:value-type="string">
            <text:p><text:span text:style-name="T11">- Added new more some gadget into </text:span><text:span text:style-name="T11">dashboard tabs or delete some existed </text:span><text:span text:style-name="T11">gadgets via browser</text:span></text:p>
            <text:p><text:span text:style-name="T8">- Start the application on mobile device </text:span></text:p>
            <text:p><text:span text:style-name="T11">- Sign out &amp; Sign in again or exit application </text:span><text:span text:style-name="T11">→ start application → sign in </text:span></text:p>
            <text:p><text:span text:style-name="T8">- Touch on [Dashboard] application in Home </text:span><text:span text:style-name="T8">page</text:span></text:p>
            <text:p>- Touch on each Gadget tab</text:p>
            <text:p>- select any Gadget item in the Gadget list</text:p>
          </table:table-cell>
          <table:table-cell table:style-name="ce123" office:value-type="string">
            <text:p>- An Activity indicator will show to indicate that the Dashboard application is in the loading progress.</text:p>
            <text:p>- Then Dashboard application will be showed on the screen.</text:p>
          </table:table-cell>
          <table:table-cell table:style-name="ce149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31">
          <table:table-cell table:style-name="ce107"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table:style-name="ce38" office:value-type="string">
            <text:p>SNF_ADR_DAB_41</text:p>
          </table:table-cell>
          <table:table-cell table:style-name="ce116" table:formula="of:=IF(VALUE(MID([.F47];6;FIND(&quot;:&quot;;[.F47];1)-FIND(&quot; &quot;;[.F47];1)-1))&gt;VALUE(MID([.F46];6;FIND(&quot;:&quot;;[.F46];1)-FIND(&quot; &quot;;[.F46];1)-1));[.C46];[.C46]+1)" office:value-type="float" office:value="1">
            <text:p>1.00</text:p>
          </table:table-cell>
          <table:table-cell table:style-name="ce121" office:value-type="string">
            <text:p>Mobile/Android/Dashboard/Update</text:p>
          </table:table-cell>
          <table:table-cell table:style-name="ce42" office:value-type="string">
            <text:p>Edit Content of Gadget</text:p>
          </table:table-cell>
          <table:table-cell table:style-name="ce128" office:value-type="string">
            <text:p>Step 1: Edit Gadget Content</text:p>
          </table:table-cell>
          <table:table-cell table:style-name="ce125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Dashboard] application on Home </text:span><text:span text:style-name="T11">page</text:span></text:p>
            <text:p>- Touch on each Gadget tab</text:p>
            <text:p>- Select any Gadget item (ex: todo) in the Gadget list</text:p>
            <text:p>- Change content of todo Gadget (ex: insert a task)</text:p>
            <text:p>- Click button Save</text:p>
          </table:table-cell>
          <table:table-cell table:style-name="ce124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32">
          <table:table-cell table:style-name="ce107"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table:style-name="ce38" office:value-type="string">
            <text:p>SNF_ADR_DOC_42</text:p>
          </table:table-cell>
          <table:table-cell table:style-name="ce116" table:formula="of:=IF(VALUE(MID([.F48];6;FIND(&quot;:&quot;;[.F48];1)-FIND(&quot; &quot;;[.F48];1)-1))&gt;VALUE(MID([.F47];6;FIND(&quot;:&quot;;[.F47];1)-FIND(&quot; &quot;;[.F47];1)-1));[.C47];[.C47]+1)" office:value-type="float" office:value="1">
            <text:p>1.00</text:p>
          </table:table-cell>
          <table:table-cell table:style-name="ce119" office:value-type="string">
            <text:p>Mobile/Android/Documents/Launch</text:p>
          </table:table-cell>
          <table:table-cell table:style-name="ce46" office:value-type="string">
            <text:p>View Documents application </text:p>
          </table:table-cell>
          <table:table-cell table:style-name="ce127" office:value-type="string">
            <text:p>Step 1: Open Documents application</text:p>
          </table:table-cell>
          <table:table-cell table:style-name="ce129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</table:table-cell>
          <table:table-cell table:style-name="ce131" office:value-type="string">
            <text:p><text:span text:style-name="T11">- An Activity indicator will show on the </text:span><text:span text:style-name="T11">navigation bar to indicate that the Documents </text:span><text:span text:style-name="T11">application is in the loading progress.</text:span></text:p>
            <text:p><text:span text:style-name="T11">- After loading progress finishes, the view of </text:span><text:span text:style-name="T11">document tab will show 3 tabs and subfolder: </text:span><text:span text:style-name="T11">''Personal","General","Group" </text:span></text:p>
            <text:p><text:span text:style-name="T11">- Folder items will be showed with folder icon.</text:span></text:p>
            <text:p><text:span text:style-name="T11">- File items will be showed with icon suitable </text:span><text:span text:style-name="T11">with file format. 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32">
          <table:table-cell table:style-name="ce107"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table:style-name="ce38" office:value-type="string">
            <text:p>SNF_ADR_DOC_43</text:p>
          </table:table-cell>
          <table:table-cell table:style-name="ce116" table:formula="of:=IF(VALUE(MID([.F49];6;FIND(&quot;:&quot;;[.F49];1)-FIND(&quot; &quot;;[.F49];1)-1))&gt;VALUE(MID([.F48];6;FIND(&quot;:&quot;;[.F48];1)-FIND(&quot; &quot;;[.F48];1)-1));[.C48];[.C48]+1)" office:value-type="float" office:value="1">
            <text:p>1.00</text:p>
          </table:table-cell>
          <table:table-cell table:style-name="ce119" office:value-type="string">
            <text:p>Mobile/Android/Documents/Close</text:p>
          </table:table-cell>
          <table:table-cell table:style-name="ce46" office:value-type="string">
            <text:p>Close Documents application</text:p>
          </table:table-cell>
          <table:table-cell table:style-name="ce127" office:value-type="string">
            <text:p>Step 1: Closing Documents application</text:p>
          </table:table-cell>
          <table:table-cell table:style-name="ce13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4"/></text:p>
          </table:table-cell>
          <table:table-cell table:style-name="ce131" office:value-type="string">
            <text:p><text:span text:style-name="T11">- An Activity indicator will show on the </text:span><text:span text:style-name="T11">navigation bar to indicate that the Documents </text:span><text:span text:style-name="T11">application is in the loading progress.</text:span></text:p>
            <text:p><text:span text:style-name="T11">- After loading progress finishes, Documents </text:span><text:span text:style-name="T11">application will be showed on the screen with </text:span><text:span text:style-name="T11">items list in user's personal driver .</text:span></text:p>
            <text:p><text:span text:style-name="T11">- Folder items will be showed with folder icon.</text:span></text:p>
            <text:p><text:span text:style-name="T11">- File items will be showed with icon suitable </text:span><text:span text:style-name="T11">with file format.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30">
          <table:table-cell table:style-name="ce107"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table:style-name="ce38" office:value-type="string">
            <text:p>SNF_ADR_DOC_44</text:p>
          </table:table-cell>
          <table:table-cell table:style-name="ce116" table:formula="of:=IF(VALUE(MID([.F50];6;FIND(&quot;:&quot;;[.F50];1)-FIND(&quot; &quot;;[.F50];1)-1))&gt;VALUE(MID([.F49];6;FIND(&quot;:&quot;;[.F49];1)-FIND(&quot; &quot;;[.F49];1)-1));[.C49];[.C49]+1)" office:value-type="float" office:value="1">
            <text:p>1.00</text:p>
          </table:table-cell>
          <table:table-cell table:style-name="ce119" office:value-type="string">
            <text:p>Mobile/Android/Documents/Navigate/View</text:p>
          </table:table-cell>
          <table:table-cell table:style-name="ce46" office:value-type="string">
            <text:p>View <text:s/>Folder</text:p>
          </table:table-cell>
          <table:table-cell table:style-name="ce127" office:value-type="string">
            <text:p>Step 1: Open a Folder</text:p>
          </table:table-cell>
          <table:table-cell table:style-name="ce129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- Touch on any item with folder icon.</text:p>
          </table:table-cell>
          <table:table-cell table:style-name="ce131" office:value-type="string">
            <text:p><text:span text:style-name="T11">- An Activity indicator will show on the </text:span><text:span text:style-name="T11">navigation bar to indicate that items in the </text:span><text:span text:style-name="T11">folder are in the loading progress.</text:span></text:p>
            <text:p><text:span text:style-name="T11">- After loading progress finishes, items in this </text:span><text:span text:style-name="T11">folder will be showed.</text:span></text:p>
            <text:p><text:span text:style-name="T11">- Folder items will be showed with folder icon.</text:span></text:p>
            <text:p><text:span text:style-name="T11">- File items will be showed with icon suitable </text:span><text:span text:style-name="T11">with file format.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31">
          <table:table-cell table:style-name="ce107"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table:style-name="ce38" office:value-type="string">
            <text:p>SNF_ADR_DOC_45</text:p>
          </table:table-cell>
          <table:table-cell table:style-name="ce116" table:formula="of:=IF(VALUE(MID([.F51];6;FIND(&quot;:&quot;;[.F51];1)-FIND(&quot; &quot;;[.F51];1)-1))&gt;VALUE(MID([.F50];6;FIND(&quot;:&quot;;[.F50];1)-FIND(&quot; &quot;;[.F50];1)-1));[.C50];[.C50]+1)" office:value-type="float" office:value="1">
            <text:p>1.00</text:p>
          </table:table-cell>
          <table:table-cell table:style-name="ce119" office:value-type="string">
            <text:p>Mobile/Android/Documents/Back to Folder List</text:p>
          </table:table-cell>
          <table:table-cell table:style-name="ce46" office:value-type="string">
            <text:p>Back Folder List </text:p>
          </table:table-cell>
          <table:table-cell table:style-name="ce127" office:value-type="string">
            <text:p>Step 1: Go back to the previous folder</text:p>
          </table:table-cell>
          <table:table-cell table:style-name="ce129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any item with folder icon.</text:span></text:p>
            <text:p>- Touch on the Back button on the navigation bar.</text:p>
          </table:table-cell>
          <table:table-cell table:style-name="ce131" office:value-type="string">
            <text:p><text:span text:style-name="T11">- An Activity indicator will show on the </text:span><text:span text:style-name="T11">navigation bar to indicate that it is in the </text:span><text:span text:style-name="T11">loading progress.</text:span></text:p>
            <text:p><text:span text:style-name="T11">- Then Documents application will be showed </text:span><text:span text:style-name="T11">on the screen with items list in user's personal </text:span><text:span text:style-name="T11">driver </text:span></text:p>
            <text:p><text:span text:style-name="T11">- Folder items will be showed with folder icon.</text:span></text:p>
            <text:p><text:span text:style-name="T11">- File items will be showed with icon suitable </text:span><text:span text:style-name="T11">with file format.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table:style-name="ce38" office:value-type="string">
            <text:p>SNF_ADR_DOC_46</text:p>
          </table:table-cell>
          <table:table-cell table:style-name="ce116" table:formula="of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table:style-name="ce119" office:value-type="string">
            <text:p>Mobile/Android/Documents/View Content</text:p>
          </table:table-cell>
          <table:table-cell table:style-name="ce46" office:value-type="string">
            <text:p>View a File</text:p>
          </table:table-cell>
          <table:table-cell table:style-name="ce127" office:value-type="string">
            <text:p>Step 1: Open a File</text:p>
          </table:table-cell>
          <table:table-cell table:style-name="ce129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- Touch on any file items (such as image, document, music files...)</text:p>
          </table:table-cell>
          <table:table-cell table:style-name="ce131" office:value-type="string">
            <text:p>- The file content will be showed on the screen.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6">
          <table:table-cell table:style-name="ce107"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table:style-name="ce38" office:value-type="string">
            <text:p>SNF_ADR_DOC_47</text:p>
          </table:table-cell>
          <table:table-cell table:style-name="ce116" table:formula="of:=IF(VALUE(MID([.F53];6;FIND(&quot;:&quot;;[.F53];1)-FIND(&quot; &quot;;[.F53];1)-1))&gt;VALUE(MID([.F52];6;FIND(&quot;:&quot;;[.F52];1)-FIND(&quot; &quot;;[.F52];1)-1));[.C52];[.C52]+1)" office:value-type="float" office:value="1">
            <text:p>1.00</text:p>
          </table:table-cell>
          <table:table-cell table:style-name="ce119" office:value-type="string">
            <text:p>Mobile/Android/Documents/Open file</text:p>
          </table:table-cell>
          <table:table-cell table:style-name="ce46" office:value-type="string">
            <text:p>Open file in compatible installed app</text:p>
          </table:table-cell>
          <table:table-cell table:style-name="ce127" office:value-type="string">
            <text:p>Step 1: Open fire in document</text:p>
          </table:table-cell>
          <table:table-cell table:style-name="ce129" office:value-type="string">
            <text:p>- Start the application on mobile device</text:p>
            <text:p>- Sign In with valid User name/Password</text:p>
            <text:p>- Touch on [Documents] application on Home page</text:p>
            <text:p>- Touch on file that want to open</text:p>
          </table:table-cell>
          <table:table-cell table:style-name="ce131" office:value-type="string">
            <text:p>- If file can view in webview (image,text) the file will be shown in webview</text:p>
            <text:p>- If can not view in webview ( other file type) the confim message will show and ask for open in installed application(s)</text:p>
            <text:p>- If no compatible app can open, the message will shown say that no app can open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table:style-name="ce38" office:value-type="string">
            <text:p>SNF_ADR_DOC_48</text:p>
          </table:table-cell>
          <table:table-cell table:style-name="ce116" table:formula="of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table:style-name="ce119" office:value-type="string">
            <text:p>Mobile/Android/Documents/showing action dialog</text:p>
          </table:table-cell>
          <table:table-cell table:style-name="ce46" office:value-type="string">
            <text:p>View menu action of File/Folder</text:p>
          </table:table-cell>
          <table:table-cell table:style-name="ce127" office:value-type="string">
            <text:p>Step 1: Showing action dialog</text:p>
          </table:table-cell>
          <table:table-cell table:style-name="ce129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- Touch on the [Actions] button of each item to show the action dialog</text:p>
          </table:table-cell>
          <table:table-cell table:style-name="ce131" office:value-type="string">
            <text:p>- The action dialog will be showed with actions (take a picture, delete, copy, move, paste, cancel). All of actions will affect to the item with name on this dialog.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9">
          <table:table-cell table:style-name="ce107"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49.00</text:p>
          </table:table-cell>
          <table:table-cell table:style-name="ce38" office:value-type="string">
            <text:p>SNF_ADR_DOC_49</text:p>
          </table:table-cell>
          <table:table-cell table:style-name="ce116" table:formula="of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table:style-name="ce119" office:value-type="string">
            <text:p>Mobile/Android/Documents/closing action dialog</text:p>
          </table:table-cell>
          <table:table-cell table:style-name="ce46" office:value-type="string">
            <text:p>Close menu action of File/Folder</text:p>
          </table:table-cell>
          <table:table-cell table:style-name="ce127" office:value-type="string">
            <text:p>Step 1: Closing action dialog</text:p>
          </table:table-cell>
          <table:table-cell table:style-name="ce129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the actions button of each item to </text:span><text:span text:style-name="T11">show the action dialog</text:span></text:p>
            <text:p>- Touch on outside of the action popup </text:p>
          </table:table-cell>
          <table:table-cell table:style-name="ce131" office:value-type="string">
            <text:p>- The action dialog will be hidden.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9">
          <table:table-cell table:style-name="ce107"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50.00</text:p>
          </table:table-cell>
          <table:table-cell table:style-name="ce38" office:value-type="string">
            <text:p>SNF_ADR_DOC_50</text:p>
          </table:table-cell>
          <table:table-cell table:style-name="ce116" table:formula="of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table:style-name="ce119" office:value-type="string">
            <text:p>Mobile/Android/Documents/Actions/Delete</text:p>
          </table:table-cell>
          <table:table-cell table:style-name="ce46" office:value-type="string">
            <text:p>Delete a File/Folder</text:p>
          </table:table-cell>
          <table:table-cell table:style-name="ce127" office:value-type="string">
            <text:p>Step 1: Deleting File/folder</text:p>
          </table:table-cell>
          <table:table-cell table:style-name="ce129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the actions button of File/Folder </text:span><text:span text:style-name="T11">that want to delete and select "delete" action </text:span><text:span text:style-name="T11">on menu</text:span></text:p>
          </table:table-cell>
          <table:table-cell table:style-name="ce131" office:value-type="string">
            <text:p>- Selected File/Folder will be deleted and removed from list</text:p>
            <text:p><text:span text:style-name="T11">- List of File/Folder will be updated 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30">
          <table:table-cell table:style-name="ce107"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51.00</text:p>
          </table:table-cell>
          <table:table-cell table:style-name="ce38" office:value-type="string">
            <text:p>SNF_ADR_DOC_51</text:p>
          </table:table-cell>
          <table:table-cell table:style-name="ce116" table:formula="of:=IF(VALUE(MID([.F57];6;FIND(&quot;:&quot;;[.F57];1)-FIND(&quot; &quot;;[.F57];1)-1))&gt;VALUE(MID([.F56];6;FIND(&quot;:&quot;;[.F56];1)-FIND(&quot; &quot;;[.F56];1)-1));[.C56];[.C56]+1)" office:value-type="float" office:value="1">
            <text:p>1.00</text:p>
          </table:table-cell>
          <table:table-cell table:style-name="ce119" office:value-type="string">
            <text:p>Mobile/Android/Documents/Actions/Copy</text:p>
          </table:table-cell>
          <table:table-cell table:style-name="ce46" office:value-type="string">
            <text:p>Copy/Paste a File/Folder</text:p>
          </table:table-cell>
          <table:table-cell table:style-name="ce127" office:value-type="string">
            <text:p>Step 1: Copying File/Folder</text:p>
          </table:table-cell>
          <table:table-cell table:style-name="ce129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the [Actions] button of File/Folder </text:span><text:span text:style-name="T11">that want to delete and select [copy] action on </text:span><text:span text:style-name="T11">menu</text:span></text:p>
            <text:p>- then touch on [Action] button of another folder and select [Paste] action.</text:p>
          </table:table-cell>
          <table:table-cell table:style-name="ce131" office:value-type="string">
            <text:p>- Selected file/folder will be copied to the new folder</text:p>
            <text:p>- List of File/Folder will be updated 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30">
          <table:table-cell table:style-name="ce107"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52.00</text:p>
          </table:table-cell>
          <table:table-cell table:style-name="ce38" office:value-type="string">
            <text:p>SNF_ADR_DOC_52</text:p>
          </table:table-cell>
          <table:table-cell table:style-name="ce116" table:formula="of:=IF(VALUE(MID([.F58];6;FIND(&quot;:&quot;;[.F58];1)-FIND(&quot; &quot;;[.F58];1)-1))&gt;VALUE(MID([.F57];6;FIND(&quot;:&quot;;[.F57];1)-FIND(&quot; &quot;;[.F57];1)-1));[.C57];[.C57]+1)" office:value-type="float" office:value="1">
            <text:p>1.00</text:p>
          </table:table-cell>
          <table:table-cell table:style-name="ce119" office:value-type="string">
            <text:p>Mobile/Android/Documents/Actions/Move</text:p>
          </table:table-cell>
          <table:table-cell table:style-name="ce46" office:value-type="string">
            <text:p>Cut/Paste a File/Folder</text:p>
          </table:table-cell>
          <table:table-cell table:style-name="ce127" office:value-type="string">
            <text:p>Step 1: Moving File/Folder</text:p>
          </table:table-cell>
          <table:table-cell table:style-name="ce129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the [Actions] button of File/Folder </text:span><text:span text:style-name="T11">that want to delete and select [cut] action on </text:span><text:span text:style-name="T11">menu</text:span></text:p>
            <text:p>- then touch on [Action] button of another folder and select [Paste] action.</text:p>
          </table:table-cell>
          <table:table-cell table:style-name="ce131" office:value-type="string">
            <text:p>- Selected file/folder will be moved to the new folder.</text:p>
            <text:p><text:span text:style-name="T11">- List of File/Folder will be updated 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30">
          <table:table-cell table:style-name="ce107"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53.00</text:p>
          </table:table-cell>
          <table:table-cell table:style-name="ce38" office:value-type="string">
            <text:p>SNF_ADR_DOC_53</text:p>
          </table:table-cell>
          <table:table-cell table:style-name="ce116" table:formula="of:=IF(VALUE(MID([.F59];6;FIND(&quot;:&quot;;[.F59];1)-FIND(&quot; &quot;;[.F59];1)-1))&gt;VALUE(MID([.F58];6;FIND(&quot;:&quot;;[.F58];1)-FIND(&quot; &quot;;[.F58];1)-1));[.C58];[.C58]+1)" office:value-type="float" office:value="1">
            <text:p>1.00</text:p>
          </table:table-cell>
          <table:table-cell table:style-name="ce119" office:value-type="string">
            <text:p>Mobile/Android/Documents/Actions/Take Picture</text:p>
          </table:table-cell>
          <table:table-cell table:style-name="ce46" office:value-type="string">
            <text:p>Take a Picture and upload</text:p>
          </table:table-cell>
          <table:table-cell table:style-name="ce127" office:value-type="string">
            <text:p>Step 1: Take a picture</text:p>
          </table:table-cell>
          <table:table-cell table:style-name="ce129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the [Actions] button of File/Folder </text:span><text:span text:style-name="T11">that want to delete and select [take a picture] </text:span><text:span text:style-name="T11">action on menu</text:span></text:p>
            <text:p>- after camera active, user touch on [capture] button then select [use] button.</text:p>
          </table:table-cell>
          <table:table-cell table:style-name="ce131" office:value-type="string">
            <text:p>- The new image will be uploaded to the folder item.</text:p>
            <text:p><text:span text:style-name="T11">- List of File/Folder will be updated 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8">
          <table:table-cell table:style-name="ce107"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54.00</text:p>
          </table:table-cell>
          <table:table-cell table:style-name="ce39" office:value-type="string">
            <text:p>SNF_ADR_NEW_54</text:p>
          </table:table-cell>
          <table:table-cell table:style-name="ce116" table:formula="of:=IF(VALUE(MID([.F60];6;FIND(&quot;:&quot;;[.F60];1)-FIND(&quot; &quot;;[.F60];1)-1))&gt;VALUE(MID([.F59];6;FIND(&quot;:&quot;;[.F59];1)-FIND(&quot; &quot;;[.F59];1)-1));[.C59];[.C59]+1)" office:value-type="float" office:value="1">
            <text:p>1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Display Activities stream</text:p>
          </table:table-cell>
          <table:table-cell table:style-name="ce127" office:value-type="string">
            <text:p>Step 1: Go to News </text:p>
          </table:table-cell>
          <table:table-cell table:style-name="ce129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</table:table-cell>
          <table:table-cell table:style-name="ce131" office:value-type="string">
            <text:p>- Activities stream is displayed with all post</text:p>
            <text:p>- 100 posts is shown as default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55.00</text:p>
          </table:table-cell>
          <table:table-cell table:style-name="ce39" office:value-type="string">
            <text:p>SNF_ADR_NEW_55</text:p>
          </table:table-cell>
          <table:table-cell table:style-name="ce116" table:formula="of:=IF(VALUE(MID([.F61];6;FIND(&quot;:&quot;;[.F61];1)-FIND(&quot; &quot;;[.F61];1)-1))&gt;VALUE(MID([.F60];6;FIND(&quot;:&quot;;[.F60];1)-FIND(&quot; &quot;;[.F60];1)-1));[.C60];[.C60]+1)" office:value-type="float" office:value="2">
            <text:p>2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View activity detail</text:p>
          </table:table-cell>
          <table:table-cell table:style-name="ce127" office:value-type="string">
            <text:p>Step 1: Open an activity </text:p>
          </table:table-cell>
          <table:table-cell table:style-name="ce129" office:value-type="string">
            <text:p>- Start the application on mobile device 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31" office:value-type="string">
            <text:p>This post will be shown as below information:</text:p>
            <text:p><text:s/>+ 1st: Main Content with Attachments (if have)</text:p>
            <text:p><text:s text:c="2"/>+ 2nd: Liker's image (maximum 4) if more we will have more icon</text:p>
            <text:p><text:s/>+ 3nd: Comments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7">
          <table:table-cell table:style-name="ce107"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56.00</text:p>
          </table:table-cell>
          <table:table-cell table:style-name="ce39" office:value-type="string">
            <text:p>SNF_ADR_NEW_56</text:p>
          </table:table-cell>
          <table:table-cell table:style-name="ce116" table:formula="of:=IF(VALUE(MID([.F62];6;FIND(&quot;:&quot;;[.F62];1)-FIND(&quot; &quot;;[.F62];1)-1))&gt;VALUE(MID([.F61];6;FIND(&quot;:&quot;;[.F61];1)-FIND(&quot; &quot;;[.F61];1)-1));[.C61];[.C61]+1)" office:value-type="float" office:value="3">
            <text:p>3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View activity detail</text:p>
          </table:table-cell>
          <table:table-cell table:style-name="ce127" office:value-type="string">
            <text:p>Step 1: Open an activity </text:p>
          </table:table-cell>
          <table:table-cell table:style-name="ce129" office:value-type="string">
            <text:p>- Start the application on mobile device</text:p>
            <text:p>- Sign In with valid User name/Password</text:p>
            <text:p>- Touch on [News] application on Home page</text:p>
            <text:p>- Touch on any post in activity stream</text:p>
            <text:p>- Touch on liker bar</text:p>
          </table:table-cell>
          <table:table-cell table:style-name="ce131" office:value-type="string">
            <text:p>Display screen will be shown as below information:</text:p>
            <text:p><text:s/>+ Total liker number in the title</text:p>
            <text:p><text:s text:c="2"/>+ Liker image and full name</text:p>
            <text:p><text:s/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57.00</text:p>
          </table:table-cell>
          <table:table-cell table:style-name="ce39" office:value-type="string">
            <text:p>SNF_ADR_NEW_57</text:p>
          </table:table-cell>
          <table:table-cell table:style-name="ce116" table:formula="of:=IF(VALUE(MID([.F63];6;FIND(&quot;:&quot;;[.F63];1)-FIND(&quot; &quot;;[.F63];1)-1))&gt;VALUE(MID([.F62];6;FIND(&quot;:&quot;;[.F62];1)-FIND(&quot; &quot;;[.F62];1)-1));[.C62];[.C62]+1)" office:value-type="float" office:value="4">
            <text:p>4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View activity detail</text:p>
          </table:table-cell>
          <table:table-cell table:style-name="ce127" office:value-type="string">
            <text:p>Step 1: Open an activity detail</text:p>
          </table:table-cell>
          <table:table-cell table:style-name="ce129" office:value-type="string">
            <text:p>- Start the application on mobile device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31" office:value-type="string">
            <text:p>Display screen will be shown as below information:</text:p>
            <text:p><text:s/>+ Maximum will be 4 liker, if more we will have the more icon button apear</text:p>
            <text:p><text:s text:c="2"/>+ If the liker smaller than 4 the more icon will be disappeared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58.00</text:p>
          </table:table-cell>
          <table:table-cell table:style-name="ce39" office:value-type="string">
            <text:p>SNF_ADR_NEW_58</text:p>
          </table:table-cell>
          <table:table-cell table:style-name="ce116" table:formula="of:=IF(VALUE(MID([.F64];6;FIND(&quot;:&quot;;[.F64];1)-FIND(&quot; &quot;;[.F64];1)-1))&gt;VALUE(MID([.F63];6;FIND(&quot;:&quot;;[.F63];1)-FIND(&quot; &quot;;[.F63];1)-1));[.C63];[.C63]+1)" office:value-type="float" office:value="5">
            <text:p>5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Write a post with only text</text:p>
          </table:table-cell>
          <table:table-cell table:style-name="ce127" office:value-type="string">
            <text:p>Step 1: Send a post</text:p>
          </table:table-cell>
          <table:table-cell table:style-name="ce129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Post] icon on the top-right, input </text:span><text:span text:style-name="T11">Something</text:span></text:p>
            <text:p><text:span text:style-name="T11">- Touch on [Send] button</text:span></text:p>
          </table:table-cell>
          <table:table-cell table:style-name="ce131" office:value-type="string">
            <text:p>- Back to activities stream page</text:p>
            <text:p>- This post will be shown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31">
          <table:table-cell table:style-name="ce107"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59.00</text:p>
          </table:table-cell>
          <table:table-cell table:style-name="ce39" office:value-type="string">
            <text:p>SNF_ADR_NEW_59</text:p>
          </table:table-cell>
          <table:table-cell table:style-name="ce116" table:formula="of:=IF(VALUE(MID([.F65];6;FIND(&quot;:&quot;;[.F65];1)-FIND(&quot; &quot;;[.F65];1)-1))&gt;VALUE(MID([.F64];6;FIND(&quot;:&quot;;[.F64];1)-FIND(&quot; &quot;;[.F64];1)-1));[.C64];[.C64]+1)" office:value-type="float" office:value="6">
            <text:p>6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Write a post with Take a Photo</text:p>
          </table:table-cell>
          <table:table-cell table:style-name="ce127" office:value-type="string">
            <text:p>Step 1: Take a photo</text:p>
          </table:table-cell>
          <table:table-cell table:style-name="ce129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Post] icon on the top-right, input </text:span><text:span text:style-name="T11">something</text:span></text:p>
            <text:p><text:span text:style-name="T11">- Touch on [Camera] icon on the top-right</text:span></text:p>
            <text:p><text:span text:style-name="T11">- Touch on [Take a Photo] button</text:span></text:p>
            <text:p><text:span text:style-name="T11">- Touch on [Done] button</text:span></text:p>
            <text:p><text:span text:style-name="T11">- Touch on [Send] button</text:span></text:p>
            <text:p><text:span text:style-name="T11">- Touch on [Refresh] icon on the top-right</text:span></text:p>
          </table:table-cell>
          <table:table-cell table:style-name="ce131" office:value-type="string">
            <text:p><text:span text:style-name="T11">- Back to activities stream page</text:span></text:p>
            <text:p><text:span text:style-name="T11">- This post will be shown with correct photo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31">
          <table:table-cell table:style-name="ce107"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60.00</text:p>
          </table:table-cell>
          <table:table-cell table:style-name="ce39" office:value-type="string">
            <text:p>SNF_ADR_NEW_60</text:p>
          </table:table-cell>
          <table:table-cell table:style-name="ce116" table:formula="of:=IF(VALUE(MID([.F66];6;FIND(&quot;:&quot;;[.F66];1)-FIND(&quot; &quot;;[.F66];1)-1))&gt;VALUE(MID([.F65];6;FIND(&quot;:&quot;;[.F65];1)-FIND(&quot; &quot;;[.F65];1)-1));[.C65];[.C65]+1)" office:value-type="float" office:value="7">
            <text:p>7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Write a post with Photo from Library</text:p>
          </table:table-cell>
          <table:table-cell table:style-name="ce127" office:value-type="string">
            <text:p>Step 1: Select a photo from Library</text:p>
          </table:table-cell>
          <table:table-cell table:style-name="ce129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Post] icon on the top-right, input </text:span><text:span text:style-name="T11">something</text:span></text:p>
            <text:p><text:span text:style-name="T11">- Touch on [Camera] icon on the top-right</text:span></text:p>
            <text:p><text:span text:style-name="T11">- Touch on [Photo Library] button</text:span></text:p>
            <text:p><text:span text:style-name="T11">- Select a photo, touch on [OK] button</text:span></text:p>
            <text:p><text:span text:style-name="T11">- Touch on [Send] button</text:span></text:p>
            <text:p><text:span text:style-name="T11">- Touch on [Refresh] icon on the top-right</text:span></text:p>
          </table:table-cell>
          <table:table-cell table:style-name="ce131" office:value-type="string">
            <text:p><text:span text:style-name="T11">- Back to activities stream page</text:span></text:p>
            <text:p><text:span text:style-name="T11">- This post will be shown with correct photo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61.00</text:p>
          </table:table-cell>
          <table:table-cell table:style-name="ce39" office:value-type="string">
            <text:p>SNF_ADR_NEW_61</text:p>
          </table:table-cell>
          <table:table-cell table:style-name="ce116" table:formula="of:=IF(VALUE(MID([.F67];6;FIND(&quot;:&quot;;[.F67];1)-FIND(&quot; &quot;;[.F67];1)-1))&gt;VALUE(MID([.F66];6;FIND(&quot;:&quot;;[.F66];1)-FIND(&quot; &quot;;[.F66];1)-1));[.C66];[.C66]+1)" office:value-type="float" office:value="8">
            <text:p>8.00</text:p>
          </table:table-cell>
          <table:table-cell table:style-name="ce121" office:value-type="string">
            <text:p>Mobile/Android/News</text:p>
          </table:table-cell>
          <table:table-cell table:style-name="ce48" office:value-type="string">
            <text:p>Write a post with empty data</text:p>
          </table:table-cell>
          <table:table-cell table:style-name="ce127" office:value-type="string">
            <text:p>Step 1: Send a post with empty data</text:p>
          </table:table-cell>
          <table:table-cell table:style-name="ce129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Post] icon on the top-right</text:span></text:p>
            <text:p><text:span text:style-name="T11">- Do not anything</text:span></text:p>
            <text:p><text:span text:style-name="T11">- Touch on [Send] button</text:span></text:p>
          </table:table-cell>
          <table:table-cell table:style-name="ce131" office:value-type="string">
            <text:p>- Alert message to require input text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68];6;FIND(&quot;:&quot;;[.F68];1)-FIND(&quot; &quot;;[.F68];1)-1))&gt;VALUE(MID([.F67];6;FIND(&quot;:&quot;;[.F67];1)-FIND(&quot; &quot;;[.F67];1)-1));&quot;&quot;;MAX([.A$7:.A67])+1)" office:value-type="float" office:value="62">
            <text:p>62.00</text:p>
          </table:table-cell>
          <table:table-cell table:style-name="ce39" office:value-type="string">
            <text:p>SNF_ADR_NEW_62</text:p>
          </table:table-cell>
          <table:table-cell table:style-name="ce116" table:formula="of:=IF(VALUE(MID([.F68];6;FIND(&quot;:&quot;;[.F68];1)-FIND(&quot; &quot;;[.F68];1)-1))&gt;VALUE(MID([.F67];6;FIND(&quot;:&quot;;[.F67];1)-FIND(&quot; &quot;;[.F67];1)-1));[.C67];[.C67]+1)" office:value-type="float" office:value="9">
            <text:p>9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Cancel a post</text:p>
          </table:table-cell>
          <table:table-cell table:style-name="ce127" office:value-type="string">
            <text:p>Step 1: Cancel a post</text:p>
          </table:table-cell>
          <table:table-cell table:style-name="ce129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Post] icon on the top-right, input </text:span><text:span text:style-name="T11">Something</text:span></text:p>
            <text:p><text:span text:style-name="T11">- Touch on [Cancel] button</text:span></text:p>
          </table:table-cell>
          <table:table-cell table:style-name="ce131" office:value-type="string">
            <text:p><text:span text:style-name="T15">- Back to activities stream page</text:span></text:p>
            <text:p><text:span text:style-name="T15">- This post won't be shown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14">
          <table:table-cell table:style-name="ce107" table:formula="of:=IF(VALUE(MID([.F69];6;FIND(&quot;:&quot;;[.F69];1)-FIND(&quot; &quot;;[.F69];1)-1))&gt;VALUE(MID([.F68];6;FIND(&quot;:&quot;;[.F68];1)-FIND(&quot; &quot;;[.F68];1)-1));&quot;&quot;;MAX([.A$7:.A68])+1)" office:value-type="float" office:value="63">
            <text:p>63.00</text:p>
          </table:table-cell>
          <table:table-cell table:style-name="ce39" office:value-type="string">
            <text:p>SNF_ADR_NEW_63</text:p>
          </table:table-cell>
          <table:table-cell table:style-name="ce116" table:formula="of:=IF(VALUE(MID([.F69];6;FIND(&quot;:&quot;;[.F69];1)-FIND(&quot; &quot;;[.F69];1)-1))&gt;VALUE(MID([.F68];6;FIND(&quot;:&quot;;[.F68];1)-FIND(&quot; &quot;;[.F68];1)-1));[.C68];[.C68]+1)" office:value-type="float" office:value="10">
            <text:p>10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Like a post</text:p>
          </table:table-cell>
          <table:table-cell table:style-name="ce127" office:value-type="string">
            <text:p>Step 1: Like a post</text:p>
          </table:table-cell>
          <table:table-cell table:style-name="ce129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Like] icon of any post</text:span></text:p>
          </table:table-cell>
          <table:table-cell table:style-name="ce131" office:value-type="string">
            <text:p>- Number of Like is 1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7">
          <table:table-cell table:style-name="ce107" table:formula="of:=IF(VALUE(MID([.F70];6;FIND(&quot;:&quot;;[.F70];1)-FIND(&quot; &quot;;[.F70];1)-1))&gt;VALUE(MID([.F69];6;FIND(&quot;:&quot;;[.F69];1)-FIND(&quot; &quot;;[.F69];1)-1));&quot;&quot;;MAX([.A$7:.A69])+1)" office:value-type="float" office:value="64">
            <text:p>64.00</text:p>
          </table:table-cell>
          <table:table-cell table:style-name="ce39" office:value-type="string">
            <text:p>SNF_ADR_NEW_64</text:p>
          </table:table-cell>
          <table:table-cell table:style-name="ce116" table:formula="of:=IF(VALUE(MID([.F70];6;FIND(&quot;:&quot;;[.F70];1)-FIND(&quot; &quot;;[.F70];1)-1))&gt;VALUE(MID([.F69];6;FIND(&quot;:&quot;;[.F69];1)-FIND(&quot; &quot;;[.F69];1)-1));[.C69];[.C69]+1)" office:value-type="float" office:value="11">
            <text:p>11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Unlike a post</text:p>
          </table:table-cell>
          <table:table-cell table:style-name="ce127" office:value-type="string">
            <text:p>Step 1: Unlike a post</text:p>
          </table:table-cell>
          <table:table-cell table:style-name="ce129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Like] icon of any post</text:span></text:p>
            <text:p><text:span text:style-name="T11">- After that touch on [Unlike] icon of this post</text:span></text:p>
          </table:table-cell>
          <table:table-cell table:style-name="ce131" office:value-type="string">
            <text:p>- Number of Like is 0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7">
          <table:table-cell table:style-name="ce107" table:formula="of:=IF(VALUE(MID([.F71];6;FIND(&quot;:&quot;;[.F71];1)-FIND(&quot; &quot;;[.F71];1)-1))&gt;VALUE(MID([.F70];6;FIND(&quot;:&quot;;[.F70];1)-FIND(&quot; &quot;;[.F70];1)-1));&quot;&quot;;MAX([.A$7:.A70])+1)" office:value-type="float" office:value="65">
            <text:p>65.00</text:p>
          </table:table-cell>
          <table:table-cell table:style-name="ce39" office:value-type="string">
            <text:p>SNF_ADR_NEW_65</text:p>
          </table:table-cell>
          <table:table-cell table:style-name="ce116" table:formula="of:=IF(VALUE(MID([.F71];6;FIND(&quot;:&quot;;[.F71];1)-FIND(&quot; &quot;;[.F71];1)-1))&gt;VALUE(MID([.F70];6;FIND(&quot;:&quot;;[.F70];1)-FIND(&quot; &quot;;[.F70];1)-1));[.C70];[.C70]+1)" office:value-type="float" office:value="12">
            <text:p>12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Like a post from detail screen</text:p>
          </table:table-cell>
          <table:table-cell table:style-name="ce127" office:value-type="string">
            <text:p>Step 1: Like a post from detail screen</text:p>
          </table:table-cell>
          <table:table-cell table:style-name="ce129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31" office:value-type="string">
            <text:p>- Content of Post will be shown with comment and Like number (if have)</text:p>
            <text:p>- Number of Like is increased 1 point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7">
          <table:table-cell table:style-name="ce107" table:formula="of:=IF(VALUE(MID([.F72];6;FIND(&quot;:&quot;;[.F72];1)-FIND(&quot; &quot;;[.F72];1)-1))&gt;VALUE(MID([.F71];6;FIND(&quot;:&quot;;[.F71];1)-FIND(&quot; &quot;;[.F71];1)-1));&quot;&quot;;MAX([.A$7:.A71])+1)" office:value-type="float" office:value="66">
            <text:p>66.00</text:p>
          </table:table-cell>
          <table:table-cell table:style-name="ce39" office:value-type="string">
            <text:p>SNF_ADR_NEW_66</text:p>
          </table:table-cell>
          <table:table-cell table:style-name="ce116" table:formula="of:=IF(VALUE(MID([.F72];6;FIND(&quot;:&quot;;[.F72];1)-FIND(&quot; &quot;;[.F72];1)-1))&gt;VALUE(MID([.F71];6;FIND(&quot;:&quot;;[.F71];1)-FIND(&quot; &quot;;[.F71];1)-1));[.C71];[.C71]+1)" office:value-type="float" office:value="13">
            <text:p>13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Unlike a post <text:s/>from detail screen</text:p>
          </table:table-cell>
          <table:table-cell table:style-name="ce127" office:value-type="string">
            <text:p>Step 1: Unlike a post from detail screen</text:p>
          </table:table-cell>
          <table:table-cell table:style-name="ce129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31" office:value-type="string">
            <text:p><text:span text:style-name="T11">- Content of Post will be shown with comment </text:span><text:span text:style-name="T11">and Like number (if have)</text:span></text:p>
            <text:p>- Number of Like is decreased 1 point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73];6;FIND(&quot;:&quot;;[.F73];1)-FIND(&quot; &quot;;[.F73];1)-1))&gt;VALUE(MID([.F72];6;FIND(&quot;:&quot;;[.F72];1)-FIND(&quot; &quot;;[.F72];1)-1));&quot;&quot;;MAX([.A$7:.A72])+1)" office:value-type="float" office:value="67">
            <text:p>67.00</text:p>
          </table:table-cell>
          <table:table-cell table:style-name="ce39" office:value-type="string">
            <text:p>SNF_ADR_NEW_67</text:p>
          </table:table-cell>
          <table:table-cell table:style-name="ce116" table:formula="of:=IF(VALUE(MID([.F73];6;FIND(&quot;:&quot;;[.F73];1)-FIND(&quot; &quot;;[.F73];1)-1))&gt;VALUE(MID([.F72];6;FIND(&quot;:&quot;;[.F72];1)-FIND(&quot; &quot;;[.F72];1)-1));[.C72];[.C72]+1)" office:value-type="float" office:value="14">
            <text:p>14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Comment a post with valid data</text:p>
          </table:table-cell>
          <table:table-cell table:style-name="ce127" office:value-type="string">
            <text:p>Step 1: Comment a post </text:p>
          </table:table-cell>
          <table:table-cell table:style-name="ce129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Comment] icon of any post</text:span></text:p>
            <text:p><text:span text:style-name="T11">- Input something, touch on button Send</text:span></text:p>
            <text:p><text:span text:style-name="T11">- Touch on this post</text:span></text:p>
          </table:table-cell>
          <table:table-cell table:style-name="ce131" office:value-type="string">
            <text:p>- Back to activities stream page</text:p>
            <text:p>- Number of Comment is increased 1 point</text:p>
            <text:p>- New comment is shown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74];6;FIND(&quot;:&quot;;[.F74];1)-FIND(&quot; &quot;;[.F74];1)-1))&gt;VALUE(MID([.F73];6;FIND(&quot;:&quot;;[.F73];1)-FIND(&quot; &quot;;[.F73];1)-1));&quot;&quot;;MAX([.A$7:.A73])+1)" office:value-type="float" office:value="68">
            <text:p>68.00</text:p>
          </table:table-cell>
          <table:table-cell table:style-name="ce39" office:value-type="string">
            <text:p>SNF_ADR_NEW_68</text:p>
          </table:table-cell>
          <table:table-cell table:style-name="ce116" table:formula="of:=IF(VALUE(MID([.F74];6;FIND(&quot;:&quot;;[.F74];1)-FIND(&quot; &quot;;[.F74];1)-1))&gt;VALUE(MID([.F73];6;FIND(&quot;:&quot;;[.F73];1)-FIND(&quot; &quot;;[.F73];1)-1));[.C73];[.C73]+1)" office:value-type="float" office:value="15">
            <text:p>15.00</text:p>
          </table:table-cell>
          <table:table-cell table:style-name="ce121" office:value-type="string">
            <text:p>Mobile/Android/News</text:p>
          </table:table-cell>
          <table:table-cell table:style-name="ce48" office:value-type="string">
            <text:p>Comment a post with empty data</text:p>
          </table:table-cell>
          <table:table-cell table:style-name="ce127" office:value-type="string">
            <text:p>Step 1: Comment a post </text:p>
          </table:table-cell>
          <table:table-cell table:style-name="ce129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Comment] icon of any post</text:span></text:p>
            <text:p><text:span text:style-name="T11">- Do not input anything, touch on button Send</text:span></text:p>
            <text:p><text:span text:style-name="T11">- Touch on this post</text:span></text:p>
          </table:table-cell>
          <table:table-cell table:style-name="ce131" office:value-type="string">
            <text:p><text:span text:style-name="T15">- Alert message to require input data</text:span></text:p>
            <text:p><text:span text:style-name="T15">- Back to activities stream page</text:span></text:p>
            <text:p><text:span text:style-name="T15">- Number of Comment isn't changed </text:span></text:p>
            <text:p><text:span text:style-name="T15">- No new comment is shown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75];6;FIND(&quot;:&quot;;[.F75];1)-FIND(&quot; &quot;;[.F75];1)-1))&gt;VALUE(MID([.F74];6;FIND(&quot;:&quot;;[.F74];1)-FIND(&quot; &quot;;[.F74];1)-1));&quot;&quot;;MAX([.A$7:.A74])+1)" office:value-type="float" office:value="69">
            <text:p>69.00</text:p>
          </table:table-cell>
          <table:table-cell table:style-name="ce39" office:value-type="string">
            <text:p>SNF_ADR_NEW_69</text:p>
          </table:table-cell>
          <table:table-cell table:style-name="ce116" table:formula="of:=IF(VALUE(MID([.F75];6;FIND(&quot;:&quot;;[.F75];1)-FIND(&quot; &quot;;[.F75];1)-1))&gt;VALUE(MID([.F74];6;FIND(&quot;:&quot;;[.F74];1)-FIND(&quot; &quot;;[.F74];1)-1));[.C74];[.C74]+1)" office:value-type="float" office:value="16">
            <text:p>16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Cancel a comment</text:p>
          </table:table-cell>
          <table:table-cell table:style-name="ce127" office:value-type="string">
            <text:p>Step 1: Cancel comment</text:p>
          </table:table-cell>
          <table:table-cell table:style-name="ce129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Comment] icon of any post</text:span></text:p>
            <text:p><text:span text:style-name="T11">- Input something, touch on button Cancel</text:span></text:p>
            <text:p><text:span text:style-name="T11">- Touch on this post</text:span></text:p>
          </table:table-cell>
          <table:table-cell table:style-name="ce131" office:value-type="string">
            <text:p><text:span text:style-name="T15">- Back to activities stream page</text:span></text:p>
            <text:p><text:span text:style-name="T15">- Number of Comment isn't changed </text:span></text:p>
            <text:p><text:span text:style-name="T15">- No new comment is shown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7">
          <table:table-cell table:style-name="ce107" table:formula="of:=IF(VALUE(MID([.F76];6;FIND(&quot;:&quot;;[.F76];1)-FIND(&quot; &quot;;[.F76];1)-1))&gt;VALUE(MID([.F75];6;FIND(&quot;:&quot;;[.F75];1)-FIND(&quot; &quot;;[.F75];1)-1));&quot;&quot;;MAX([.A$7:.A75])+1)" office:value-type="float" office:value="70">
            <text:p>70.00</text:p>
          </table:table-cell>
          <table:table-cell table:style-name="ce39" office:value-type="string">
            <text:p>SNF_ADR_NEW_70</text:p>
          </table:table-cell>
          <table:table-cell table:style-name="ce116" table:formula="of:=IF(VALUE(MID([.F76];6;FIND(&quot;:&quot;;[.F76];1)-FIND(&quot; &quot;;[.F76];1)-1))&gt;VALUE(MID([.F75];6;FIND(&quot;:&quot;;[.F75];1)-FIND(&quot; &quot;;[.F75];1)-1));[.C75];[.C75]+1)" office:value-type="float" office:value="17">
            <text:p>17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Open a post with URL of website</text:p>
          </table:table-cell>
          <table:table-cell table:style-name="ce127" office:value-type="string">
            <text:p>Step 1: Open a post <text:s/>with URL of website</text:p>
          </table:table-cell>
          <table:table-cell table:style-name="ce129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31" office:value-type="string">
            <text:p>- Redirect to website: http://google.com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77];6;FIND(&quot;:&quot;;[.F77];1)-FIND(&quot; &quot;;[.F77];1)-1))&gt;VALUE(MID([.F76];6;FIND(&quot;:&quot;;[.F76];1)-FIND(&quot; &quot;;[.F76];1)-1));&quot;&quot;;MAX([.A$7:.A76])+1)" office:value-type="float" office:value="71">
            <text:p>71.00</text:p>
          </table:table-cell>
          <table:table-cell table:style-name="ce39" office:value-type="string">
            <text:p>SNF_ADR_NEW_71</text:p>
          </table:table-cell>
          <table:table-cell table:style-name="ce116" table:formula="of:=IF(VALUE(MID([.F77];6;FIND(&quot;:&quot;;[.F77];1)-FIND(&quot; &quot;;[.F77];1)-1))&gt;VALUE(MID([.F76];6;FIND(&quot;:&quot;;[.F76];1)-FIND(&quot; &quot;;[.F76];1)-1));[.C76];[.C76]+1)" office:value-type="float" office:value="18">
            <text:p>18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Open a post with URL of image</text:p>
          </table:table-cell>
          <table:table-cell table:style-name="ce127" office:value-type="string">
            <text:p>Step 1: Open a post <text:s/>with URL of image</text:p>
          </table:table-cell>
          <table:table-cell table:style-name="ce129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31" office:value-type="string">
            <text:p>- Image will be shown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7">
          <table:table-cell table:style-name="ce107" table:formula="of:=IF(VALUE(MID([.F78];6;FIND(&quot;:&quot;;[.F78];1)-FIND(&quot; &quot;;[.F78];1)-1))&gt;VALUE(MID([.F77];6;FIND(&quot;:&quot;;[.F77];1)-FIND(&quot; &quot;;[.F77];1)-1));&quot;&quot;;MAX([.A$7:.A77])+1)" office:value-type="float" office:value="72">
            <text:p>72.00</text:p>
          </table:table-cell>
          <table:table-cell table:style-name="ce39" office:value-type="string">
            <text:p>SNF_ADR_NEW_72</text:p>
          </table:table-cell>
          <table:table-cell table:style-name="ce116" table:formula="of:=IF(VALUE(MID([.F78];6;FIND(&quot;:&quot;;[.F78];1)-FIND(&quot; &quot;;[.F78];1)-1))&gt;VALUE(MID([.F77];6;FIND(&quot;:&quot;;[.F77];1)-FIND(&quot; &quot;;[.F77];1)-1));[.C77];[.C77]+1)" office:value-type="float" office:value="19">
            <text:p>19.00</text:p>
          </table:table-cell>
          <table:table-cell table:style-name="ce121" office:value-type="string">
            <text:p>Mobile/Android/News</text:p>
          </table:table-cell>
          <table:table-cell table:style-name="ce48" office:value-type="string">
            <text:p>Open a post with attachment</text:p>
          </table:table-cell>
          <table:table-cell table:style-name="ce127" office:value-type="string">
            <text:p>Step 1: Open a post with attachment</text:p>
          </table:table-cell>
          <table:table-cell table:style-name="ce131" office:value-type="string">
            <text:p><text:span text:style-name="T15">- Start the application on mobile device </text:span></text:p>
            <text:p><text:span text:style-name="T15">- Sign In with valid User name/Password</text:span></text:p>
            <text:p><text:span text:style-name="T15">- Touch on [News] application on Home page</text:span></text:p>
            <text:p><text:span text:style-name="T15">- Touch on any post with attachment</text:span></text:p>
            <text:p><text:span text:style-name="T15">- Touch on this attachment</text:span></text:p>
          </table:table-cell>
          <table:table-cell table:style-name="ce131" office:value-type="string">
            <text:p>- Attachment file will be shown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33">
          <table:table-cell table:style-name="ce107" table:formula="of:=IF(VALUE(MID([.F79];6;FIND(&quot;:&quot;;[.F79];1)-FIND(&quot; &quot;;[.F79];1)-1))&gt;VALUE(MID([.F78];6;FIND(&quot;:&quot;;[.F78];1)-FIND(&quot; &quot;;[.F78];1)-1));&quot;&quot;;MAX([.A$7:.A78])+1)" office:value-type="float" office:value="73">
            <text:p>73.00</text:p>
          </table:table-cell>
          <table:table-cell table:style-name="ce39" office:value-type="string">
            <text:p>SNF_ADR_NEW_73</text:p>
          </table:table-cell>
          <table:table-cell table:style-name="ce116" table:formula="of:=IF(VALUE(MID([.F79];6;FIND(&quot;:&quot;;[.F79];1)-FIND(&quot; &quot;;[.F79];1)-1))&gt;VALUE(MID([.F78];6;FIND(&quot;:&quot;;[.F78];1)-FIND(&quot; &quot;;[.F78];1)-1));[.C78];[.C78]+1)" office:value-type="float" office:value="20">
            <text:p>20.00</text:p>
          </table:table-cell>
          <table:table-cell table:style-name="ce121" office:value-type="string">
            <text:p>Mobile/Android/News</text:p>
          </table:table-cell>
          <table:table-cell table:style-name="ce48" office:value-type="string">
            <text:p>Show filter navigation to filter activity type</text:p>
          </table:table-cell>
          <table:table-cell table:style-name="ce127" office:value-type="string">
            <text:p>Step 1: Go to news in application</text:p>
          </table:table-cell>
          <table:table-cell table:style-name="ce131" office:value-type="string">
            <text:p>- Start application</text:p>
            <text:p>- Login with valid user name and password</text:p>
            <text:p>- Open touch to news icon </text:p>
          </table:table-cell>
          <table:table-cell table:style-name="ce131" office:value-type="string">
            <text:p>- Navigation filter apear with 4 kind of activity: ''All Updates","My Spaces","My connections", "My status" <text:s/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7">
          <table:table-cell table:style-name="ce107" table:formula="of:=IF(VALUE(MID([.F80];6;FIND(&quot;:&quot;;[.F80];1)-FIND(&quot; &quot;;[.F80];1)-1))&gt;VALUE(MID([.F79];6;FIND(&quot;:&quot;;[.F79];1)-FIND(&quot; &quot;;[.F79];1)-1));&quot;&quot;;MAX([.A$7:.A79])+1)" office:value-type="float" office:value="74">
            <text:p>74.00</text:p>
          </table:table-cell>
          <table:table-cell table:style-name="ce39" office:value-type="string">
            <text:p>SNF_ADR_NEW_74</text:p>
          </table:table-cell>
          <table:table-cell table:style-name="ce116" table:formula="of:=IF(VALUE(MID([.F80];6;FIND(&quot;:&quot;;[.F80];1)-FIND(&quot; &quot;;[.F80];1)-1))&gt;VALUE(MID([.F79];6;FIND(&quot;:&quot;;[.F79];1)-FIND(&quot; &quot;;[.F79];1)-1));[.C79];[.C79]+1)" office:value-type="float" office:value="21">
            <text:p>21.00</text:p>
          </table:table-cell>
          <table:table-cell table:style-name="ce121" office:value-type="string">
            <text:p>Mobile/Android/News</text:p>
          </table:table-cell>
          <table:table-cell table:style-name="ce48" office:value-type="string">
            <text:p>List activity following selected filter</text:p>
          </table:table-cell>
          <table:table-cell table:style-name="ce127" office:value-type="string">
            <text:p>Step 1: Touch to any filtler in navigation</text:p>
          </table:table-cell>
          <table:table-cell table:style-name="ce131" office:value-type="string">
            <text:p>- Start application</text:p>
            <text:p>- Login with valid user name and password</text:p>
            <text:p>- Open touch to news icon</text:p>
            <text:p>- Touch to any kine of filter e.g. "My Spaces" filter </text:p>
          </table:table-cell>
          <table:table-cell table:style-name="ce131" office:value-type="string">
            <text:p>- Selected filter will be highlight</text:p>
            <text:p>- 100 activities belong to spaces that user is member will be shown 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81];6;FIND(&quot;:&quot;;[.F81];1)-FIND(&quot; &quot;;[.F81];1)-1))&gt;VALUE(MID([.F80];6;FIND(&quot;:&quot;;[.F80];1)-FIND(&quot; &quot;;[.F80];1)-1));&quot;&quot;;MAX([.A$7:.A80])+1)" office:value-type="float" office:value="75">
            <text:p>75.00</text:p>
          </table:table-cell>
          <table:table-cell table:style-name="ce39" office:value-type="string">
            <text:p>SNF_ADR_NEW_75</text:p>
          </table:table-cell>
          <table:table-cell table:style-name="ce116" table:formula="of:=IF(VALUE(MID([.F81];6;FIND(&quot;:&quot;;[.F81];1)-FIND(&quot; &quot;;[.F81];1)-1))&gt;VALUE(MID([.F80];6;FIND(&quot;:&quot;;[.F80];1)-FIND(&quot; &quot;;[.F80];1)-1));[.C80];[.C80]+1)" office:value-type="float" office:value="22">
            <text:p>22.00</text:p>
          </table:table-cell>
          <table:table-cell table:style-name="ce121" office:value-type="string">
            <text:p>Mobile/Android/News</text:p>
          </table:table-cell>
          <table:table-cell table:style-name="ce48" office:value-type="string">
            <text:p>List activity following selected filter</text:p>
          </table:table-cell>
          <table:table-cell table:style-name="ce127" office:value-type="string">
            <text:p>Step 1: slide the activity filter</text:p>
          </table:table-cell>
          <table:table-cell table:style-name="ce131" office:value-type="string">
            <text:p>- Start application</text:p>
            <text:p>- Login with valid user name and password</text:p>
            <text:p>- Open touch to news icon</text:p>
            <text:p>- Slide view by touch and swap finger from right to left or left to right </text:p>
          </table:table-cell>
          <table:table-cell table:style-name="ce131" office:value-type="string">
            <text:p>- Selected filter will be highlight and in the middle view</text:p>
            <text:p>- Animation of the view and switch the activities view content</text:p>
            <text:p>- 100 activities belong to selected filter will be shown 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34">
          <table:table-cell table:style-name="ce107" table:formula="of:=IF(VALUE(MID([.F82];6;FIND(&quot;:&quot;;[.F82];1)-FIND(&quot; &quot;;[.F82];1)-1))&gt;VALUE(MID([.F81];6;FIND(&quot;:&quot;;[.F81];1)-FIND(&quot; &quot;;[.F81];1)-1));&quot;&quot;;MAX([.A$7:.A81])+1)" office:value-type="float" office:value="76">
            <text:p>76.00</text:p>
          </table:table-cell>
          <table:table-cell table:style-name="ce39" office:value-type="string">
            <text:p>SNF_ADR_NEW_76</text:p>
          </table:table-cell>
          <table:table-cell table:style-name="ce116" table:formula="of:=IF(VALUE(MID([.F82];6;FIND(&quot;:&quot;;[.F82];1)-FIND(&quot; &quot;;[.F82];1)-1))&gt;VALUE(MID([.F81];6;FIND(&quot;:&quot;;[.F81];1)-FIND(&quot; &quot;;[.F81];1)-1));[.C81];[.C81]+1)" office:value-type="float" office:value="1">
            <text:p>1.00</text:p>
          </table:table-cell>
          <table:table-cell table:style-name="ce121" office:value-type="string">
            <text:p>Mobile/Android/Setting</text:p>
          </table:table-cell>
          <table:table-cell table:style-name="ce48" office:value-type="string">
            <text:p>Set default selected filter will be load when starting application</text:p>
          </table:table-cell>
          <table:table-cell table:style-name="ce127" office:value-type="string">
            <text:p>Step 1: Open setting </text:p>
          </table:table-cell>
          <table:table-cell table:style-name="ce131" office:value-type="string">
            <text:p>- Start application</text:p>
            <text:p>- Go to setting</text:p>
            <text:p>- Enable or disable auto save last filter to setting</text:p>
            <text:p>- Default value is "All Update" </text:p>
          </table:table-cell>
          <table:table-cell table:style-name="ce131" office:value-type="string">
            <text:p>- Default filter will be highlight and set selected each time we start the application</text:p>
            <text:p>- 100 activities belong to selected filter will be shown 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9">
          <table:table-cell table:style-name="ce107" table:formula="of:=IF(VALUE(MID([.F83];6;FIND(&quot;:&quot;;[.F83];1)-FIND(&quot; &quot;;[.F83];1)-1))&gt;VALUE(MID([.F82];6;FIND(&quot;:&quot;;[.F82];1)-FIND(&quot; &quot;;[.F82];1)-1));&quot;&quot;;MAX([.A$7:.A82])+1)" office:value-type="float" office:value="77">
            <text:p>77.00</text:p>
          </table:table-cell>
          <table:table-cell table:style-name="ce39" office:value-type="string">
            <text:p>SNF_ADR_HOME_77</text:p>
          </table:table-cell>
          <table:table-cell table:style-name="ce116" table:formula="of:=IF(VALUE(MID([.F83];6;FIND(&quot;:&quot;;[.F83];1)-FIND(&quot; &quot;;[.F83];1)-1))&gt;VALUE(MID([.F82];6;FIND(&quot;:&quot;;[.F82];1)-FIND(&quot; &quot;;[.F82];1)-1));[.C82];[.C82]+1)" office:value-type="float" office:value="1">
            <text:p>1.00</text:p>
          </table:table-cell>
          <table:table-cell table:style-name="ce121" office:value-type="string">
            <text:p>Mobile/Android/Home Screen</text:p>
          </table:table-cell>
          <table:table-cell table:style-name="ce47" office:value-type="string">
            <text:p>Show most recent 10 activity by timer</text:p>
          </table:table-cell>
          <table:table-cell table:style-name="ce127" office:value-type="string">
            <text:p>Step 1: Open application home <text:s/></text:p>
          </table:table-cell>
          <table:table-cell table:style-name="ce131" office:value-type="string">
            <text:p>- Start the application on mobile device</text:p>
            <text:p>- Sign In with valid User name/Password</text:p>
          </table:table-cell>
          <table:table-cell table:style-name="ce131" office:value-type="string">
            <text:p>- Home screen will be shown as below information:</text:p>
            <text:p><text:s/>+ Current user profile</text:p>
            <text:p><text:s/>+ Documents, News and application shortcut <text:s/></text:p>
            <text:p><text:s/>+ New recents activity bar with flip right to left in 6 second 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84];6;FIND(&quot;:&quot;;[.F84];1)-FIND(&quot; &quot;;[.F84];1)-1))&gt;VALUE(MID([.F83];6;FIND(&quot;:&quot;;[.F83];1)-FIND(&quot; &quot;;[.F83];1)-1));&quot;&quot;;MAX([.A$7:.A83])+1)" office:value-type="float" office:value="78">
            <text:p>78.00</text:p>
          </table:table-cell>
          <table:table-cell table:style-name="ce39" office:value-type="string">
            <text:p>SNF_ADR_HOME_78</text:p>
          </table:table-cell>
          <table:table-cell table:style-name="ce116" table:formula="of:=IF(VALUE(MID([.F84];6;FIND(&quot;:&quot;;[.F84];1)-FIND(&quot; &quot;;[.F84];1)-1))&gt;VALUE(MID([.F83];6;FIND(&quot;:&quot;;[.F83];1)-FIND(&quot; &quot;;[.F83];1)-1));[.C83];[.C83]+1)" office:value-type="float" office:value="1">
            <text:p>1.00</text:p>
          </table:table-cell>
          <table:table-cell table:style-name="ce121" office:value-type="string">
            <text:p><text:s/>Mobile/Android/Home/Refresh</text:p>
          </table:table-cell>
          <table:table-cell table:style-name="ce47" office:value-type="string">
            <text:p>Reload for most recent 10 activity</text:p>
          </table:table-cell>
          <table:table-cell table:style-name="ce127" office:value-type="string">
            <text:p>Step 1: Refresh home <text:s text:c="2"/></text:p>
          </table:table-cell>
          <table:table-cell table:style-name="ce131" office:value-type="string">
            <text:p>- Start the application on mobile device</text:p>
            <text:p>- Sign In with valid User name/Password</text:p>
            <text:p>- Touch on [News] application on Home page</text:p>
            <text:p>- Add new activity</text:p>
            <text:p>- Back to home</text:p>
            <text:p>- Touch refresh icon</text:p>
          </table:table-cell>
          <table:table-cell table:style-name="ce131" office:value-type="string">
            <text:p>- Display screen will be shown as below information:</text:p>
            <text:p><text:s/>+ The new recent activity bar will update with new added activity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85];6;FIND(&quot;:&quot;;[.F85];1)-FIND(&quot; &quot;;[.F85];1)-1))&gt;VALUE(MID([.F84];6;FIND(&quot;:&quot;;[.F84];1)-FIND(&quot; &quot;;[.F84];1)-1));&quot;&quot;;MAX([.A$7:.A84])+1)" office:value-type="float" office:value="79">
            <text:p>79.00</text:p>
          </table:table-cell>
          <table:table-cell table:style-name="ce39" office:value-type="string">
            <text:p>SNF_ADR_HOME_79</text:p>
          </table:table-cell>
          <table:table-cell table:style-name="ce116" table:formula="of:=IF(VALUE(MID([.F85];6;FIND(&quot;:&quot;;[.F85];1)-FIND(&quot; &quot;;[.F85];1)-1))&gt;VALUE(MID([.F84];6;FIND(&quot;:&quot;;[.F84];1)-FIND(&quot; &quot;;[.F84];1)-1));[.C84];[.C84]+1)" office:value-type="float" office:value="1">
            <text:p>1.00</text:p>
          </table:table-cell>
          <table:table-cell table:style-name="ce121" office:value-type="string">
            <text:p>Mobile/Android/Home Screen</text:p>
          </table:table-cell>
          <table:table-cell table:style-name="ce47" office:value-type="string">
            <text:p>Button align vertically in landscape mode</text:p>
          </table:table-cell>
          <table:table-cell table:style-name="ce127" office:value-type="string">
            <text:p>Step 1: Open application home in landscape mode</text:p>
          </table:table-cell>
          <table:table-cell table:style-name="ce131" office:value-type="string">
            <text:p>- Start the application on mobile device with portrait mode</text:p>
            <text:p>- Sign In with valid User name/Password</text:p>
            <text:p>- In home application the button store to the each square</text:p>
            <text:p>- Turn device to landscape mode</text:p>
          </table:table-cell>
          <table:table-cell table:style-name="ce131" office:value-type="string">
            <text:p>Display screen will be shown as below information:</text:p>
            <text:p><text:s/>+ 1st like will be profile</text:p>
            <text:p><text:s/>+ 2nd line is actions button : news, documents, app</text:p>
            <text:p><text:s/>+ 3rd line will be ticker 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14">
          <table:table-cell table:style-name="ce107" table:formula="of:=IF(VALUE(MID([.F86];6;FIND(&quot;:&quot;;[.F86];1)-FIND(&quot; &quot;;[.F86];1)-1))&gt;VALUE(MID([.F85];6;FIND(&quot;:&quot;;[.F85];1)-FIND(&quot; &quot;;[.F85];1)-1));&quot;&quot;;MAX([.A$7:.A85])+1)" office:value-type="float" office:value="80">
            <text:p>80.00</text:p>
          </table:table-cell>
          <table:table-cell table:style-name="ce39" office:value-type="string">
            <text:p>SNF_ADR_P30_80</text:p>
          </table:table-cell>
          <table:table-cell table:style-name="ce116" table:formula="of:=IF(VALUE(MID([.F86];6;FIND(&quot;:&quot;;[.F86];1)-FIND(&quot; &quot;;[.F86];1)-1))&gt;VALUE(MID([.F85];6;FIND(&quot;:&quot;;[.F85];1)-FIND(&quot; &quot;;[.F85];1)-1));[.C85];[.C85]+1)" office:value-type="float" office:value="1">
            <text:p>1.00</text:p>
          </table:table-cell>
          <table:table-cell table:style-name="ce121" office:value-type="string">
            <text:p>Mobile/Android/CheckWithPLF-3.0.x</text:p>
          </table:table-cell>
          <table:table-cell table:style-name="ce41" office:value-type="string">
            <text:p><text:span text:style-name="T6">Sign in an eXo server </text:span>with PLF-3.0.x</text:p>
          </table:table-cell>
          <table:table-cell table:style-name="ce123" office:value-type="string">
            <text:p>Step 1: Try to login</text:p>
          </table:table-cell>
          <table:table-cell table:style-name="ce125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34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14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1"/>
          <table:table-cell table:style-name="ce162" table:number-columns-repeated="4"/>
          <table:table-cell table:number-columns-repeated="1009"/>
        </table:table-row>
        <table:table-row table:style-name="ro14">
          <table:table-cell table:number-columns-repeated="11"/>
          <table:table-cell table:style-name="ce162" table:number-columns-repeated="4"/>
          <table:table-cell table:number-columns-repeated="1009"/>
        </table:table-row>
        <table:table-row table:style-name="ro14">
          <table:table-cell table:number-columns-repeated="11"/>
          <table:table-cell table:style-name="ce162" table:number-columns-repeated="4"/>
          <table:table-cell table:number-columns-repeated="1009"/>
        </table:table-row>
        <table:table-row table:style-name="ro14">
          <table:table-cell table:number-columns-repeated="11"/>
          <table:table-cell table:style-name="ce162" table:number-columns-repeated="4"/>
          <table:table-cell table:number-columns-repeated="1009"/>
        </table:table-row>
        <table:table-row table:style-name="ro14">
          <table:table-cell table:number-columns-repeated="11"/>
          <table:table-cell table:style-name="ce162" table:number-columns-repeated="4"/>
          <table:table-cell table:number-columns-repeated="1009"/>
        </table:table-row>
        <table:table-row table:style-name="ro14">
          <table:table-cell table:number-columns-repeated="11"/>
          <table:table-cell table:style-name="ce162" table:number-columns-repeated="4"/>
          <table:table-cell table:number-columns-repeated="1009"/>
        </table:table-row>
        <table:table-row table:style-name="ro14">
          <table:table-cell table:number-columns-repeated="11"/>
          <table:table-cell table:style-name="ce162" table:number-columns-repeated="4"/>
          <table:table-cell table:number-columns-repeated="1009"/>
        </table:table-row>
        <table:table-row table:style-name="ro14">
          <table:table-cell table:number-columns-repeated="11"/>
          <table:table-cell table:style-name="ce162" table:number-columns-repeated="4"/>
          <table:table-cell table:number-columns-repeated="1009"/>
        </table:table-row>
        <table:table-row table:style-name="ro14">
          <table:table-cell table:number-columns-repeated="11"/>
          <table:table-cell table:style-name="ce162" table:number-columns-repeated="4"/>
          <table:table-cell table:number-columns-repeated="1009"/>
        </table:table-row>
        <table:table-row table:style-name="ro14">
          <table:table-cell table:number-columns-repeated="11"/>
          <table:table-cell table:style-name="ce162" table:number-columns-repeated="4"/>
          <table:table-cell table:number-columns-repeated="1009"/>
        </table:table-row>
        <table:table-row table:style-name="ro14">
          <table:table-cell table:number-columns-repeated="11"/>
          <table:table-cell table:style-name="ce162" table:number-columns-repeated="4"/>
          <table:table-cell table:number-columns-repeated="1009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table:table-column table:style-name="co21" table:default-cell-style-name="ce82"/>
        <table:table-column table:style-name="co22" table:default-cell-style-name="ce143"/>
        <table:table-column table:style-name="co22" table:default-cell-style-name="ce143"/>
        <table:table-column table:style-name="co23" table:default-cell-style-name="ce99"/>
        <table:table-column table:style-name="co24" table:default-cell-style-name="ce143"/>
        <table:table-column table:style-name="co25" table:default-cell-style-name="ce146"/>
        <table:table-row table:style-name="ro9">
          <table:table-cell table:style-name="ce138" office:value-type="string" table:number-columns-spanned="5" table:number-rows-spanned="2">
            <text:p>Android Sniff Test List</text:p>
          </table:table-cell>
          <table:covered-table-cell table:number-columns-repeated="4" table:style-name="ce142"/>
          <table:table-cell table:style-name="ce140" office:value-type="string" table:number-columns-spanned="1" table:number-rows-spanned="3">
            <text:p>Cases</text:p>
          </table:table-cell>
        </table:table-row>
        <table:table-row table:style-name="ro9">
          <table:covered-table-cell table:style-name="ce139"/>
          <table:covered-table-cell table:number-columns-repeated="4" table:style-name="ce142"/>
          <table:covered-table-cell table:style-name="ce140" office:value-type="string">
            <text:p>Cases</text:p>
          </table:covered-table-cell>
        </table:table-row>
        <table:table-row table:style-name="ro9">
          <table:table-cell table:style-name="ce140" office:value-type="string">
            <text:p>ID</text:p>
          </table:table-cell>
          <table:table-cell table:style-name="ce140" office:value-type="string">
            <text:p>Portlet</text:p>
          </table:table-cell>
          <table:table-cell table:style-name="ce140" office:value-type="string">
            <text:p>Functional Group</text:p>
          </table:table-cell>
          <table:table-cell table:style-name="ce140" office:value-type="string">
            <text:p>Functionality</text:p>
          </table:table-cell>
          <table:table-cell table:style-name="ce140" office:value-type="string">
            <text:p>Functionality summary</text:p>
          </table:table-cell>
          <table:covered-table-cell table:style-name="ce140" office:value-type="string">
            <text:p>Cases</text:p>
          </table:covered-table-cell>
        </table:table-row>
        <table:table-row table:style-name="ro15">
          <table:table-cell office:value-type="string">
            <text:p>SNF_ADR_LGN_01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valid user/password</text:p>
          </table:table-cell>
          <table:table-cell/>
          <table:table-cell table:formula="of:=SUMPRODUCT(([SniffTest.B$7:SniffTest.B$948]=[.$A4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N_02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invalid user name</text:p>
          </table:table-cell>
          <table:table-cell/>
          <table:table-cell table:formula="of:=SUMPRODUCT(([SniffTest.B$7:SniffTest.B$948]=[.$A5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N_03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invalid password</text:p>
          </table:table-cell>
          <table:table-cell/>
          <table:table-cell table:formula="of:=SUMPRODUCT(([SniffTest.B$7:SniffTest.B$948]=[.$A6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N_04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blank user/password</text:p>
          </table:table-cell>
          <table:table-cell table:style-name="ce145"/>
          <table:table-cell table:formula="of:=SUMPRODUCT(([SniffTest.B$7:SniffTest.B$948]=[.$A7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N_05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another account</text:p>
          </table:table-cell>
          <table:table-cell table:style-name="ce145"/>
          <table:table-cell table:formula="of:=SUMPRODUCT(([SniffTest.B$7:SniffTest.B$948]=[.$A8])*([SniffTest.A$7:SniffTest.A$948]&lt;&gt;&quot;&quot;))" office:value-type="float" office:value="1">
            <text:p>1</text:p>
          </table:table-cell>
        </table:table-row>
        <table:table-row table:style-name="ro23">
          <table:table-cell office:value-type="string">
            <text:p>SNF_ADR_LGN_06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hen no network connection</text:p>
          </table:table-cell>
          <table:table-cell/>
          <table:table-cell table:formula="of:=SUMPRODUCT(([SniffTest.B$7:SniffTest.B$948]=[.$A9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O_07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Logout of the Home page with Logout button</text:p>
          </table:table-cell>
          <table:table-cell/>
          <table:table-cell table:formula="of:=SUMPRODUCT(([SniffTest.B$7:SniffTest.B$948]=[.$A10])*([SniffTest.A$7:SniffTest.A$948]&lt;&gt;&quot;&quot;))" office:value-type="float" office:value="0">
            <text:p>0</text:p>
          </table:table-cell>
        </table:table-row>
        <table:table-row table:style-name="ro15">
          <table:table-cell office:value-type="string">
            <text:p>SNF_ADR_LGO_08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Logout of the Home page with Back button</text:p>
          </table:table-cell>
          <table:table-cell/>
          <table:table-cell table:formula="of:=SUMPRODUCT(([SniffTest.B$7:SniffTest.B$948]=[.$A11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O_09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Cancel logout of the Home page </text:p>
          </table:table-cell>
          <table:table-cell/>
          <table:table-cell table:formula="of:=SUMPRODUCT(([SniffTest.B$7:SniffTest.B$948]=[.$A12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O_10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5" office:value-type="string">
            <text:p>Rotate devices while signing in eXo server</text:p>
          </table:table-cell>
          <table:table-cell/>
          <table:table-cell table:formula="of:=SUMPRODUCT(([SniffTest.B$7:SniffTest.B$948]=[.$A13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T_11</text:p>
          </table:table-cell>
          <table:table-cell office:value-type="string">
            <text:p>Android</text:p>
          </table:table-cell>
          <table:table-cell office:value-type="string">
            <text:p>Setting</text:p>
          </table:table-cell>
          <table:table-cell table:style-name="ce94" office:value-type="string">
            <text:p>Display Setting screen</text:p>
          </table:table-cell>
          <table:table-cell/>
          <table:table-cell table:formula="of:=SUMPRODUCT(([SniffTest.B$7:SniffTest.B$948]=[.$A14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SEV_12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4" office:value-type="string">
            <text:p>Change server</text:p>
          </table:table-cell>
          <table:table-cell table:style-name="ce145"/>
          <table:table-cell table:formula="of:=SUMPRODUCT(([SniffTest.B$7:SniffTest.B$948]=[.$A15])*([SniffTest.A$7:SniffTest.A$948]&lt;&gt;&quot;&quot;))" office:value-type="float" office:value="0">
            <text:p>0</text:p>
          </table:table-cell>
        </table:table-row>
        <table:table-row table:style-name="ro23">
          <table:table-cell office:value-type="string">
            <text:p>SNF_ADR_SEV_13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4" office:value-type="string">
            <text:p>Try to modify the selected server after being authenticate</text:p>
          </table:table-cell>
          <table:table-cell/>
          <table:table-cell table:formula="of:=SUMPRODUCT(([SniffTest.B$7:SniffTest.B$948]=[.$A16])*([SniffTest.A$7:SniffTest.A$948]&lt;&gt;&quot;&quot;))" office:value-type="float" office:value="0">
            <text:p>0</text:p>
          </table:table-cell>
        </table:table-row>
        <table:table-row table:style-name="ro23">
          <table:table-cell office:value-type="string">
            <text:p>SNF_ADR_SEV_14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4" office:value-type="string">
            <text:p>Try to delete the selected server after being authenticate</text:p>
          </table:table-cell>
          <table:table-cell/>
          <table:table-cell table:formula="of:=SUMPRODUCT(([SniffTest.B$7:SniffTest.B$948]=[.$A17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5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18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6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19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7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20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8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21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9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22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0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23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1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Add an existing server</text:p>
          </table:table-cell>
          <table:table-cell/>
          <table:table-cell table:formula="of:=SUMPRODUCT(([SniffTest.B$7:SniffTest.B$948]=[.$A24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2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Add a blank server</text:p>
          </table:table-cell>
          <table:table-cell/>
          <table:table-cell table:formula="of:=SUMPRODUCT(([SniffTest.B$7:SniffTest.B$948]=[.$A25])*([SniffTest.A$7:SniffTest.A$948]&lt;&gt;&quot;&quot;))" office:value-type="float" office:value="0">
            <text:p>0</text:p>
          </table:table-cell>
        </table:table-row>
        <table:table-row table:style-name="ro15">
          <table:table-cell office:value-type="string">
            <text:p>SNF_ADR_SEV_23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Add an existing server URL</text:p>
          </table:table-cell>
          <table:table-cell/>
          <table:table-cell table:formula="of:=SUMPRODUCT(([SniffTest.B$7:SniffTest.B$948]=[.$A26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4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Add a blank server URL</text:p>
          </table:table-cell>
          <table:table-cell/>
          <table:table-cell table:formula="of:=SUMPRODUCT(([SniffTest.B$7:SniffTest.B$948]=[.$A27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5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28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6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29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7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30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8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31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9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32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30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33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31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Delete a server</text:p>
          </table:table-cell>
          <table:table-cell/>
          <table:table-cell table:formula="of:=SUMPRODUCT(([SniffTest.B$7:SniffTest.B$948]=[.$A34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LAG_32</text:p>
          </table:table-cell>
          <table:table-cell office:value-type="string">
            <text:p>Android</text:p>
          </table:table-cell>
          <table:table-cell office:value-type="string">
            <text:p>Setting Language</text:p>
          </table:table-cell>
          <table:table-cell table:style-name="ce98" office:value-type="string">
            <text:p>Setting language</text:p>
          </table:table-cell>
          <table:table-cell/>
          <table:table-cell table:formula="of:=SUMPRODUCT(([SniffTest.B$7:SniffTest.B$948]=[.$A35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GUI_33</text:p>
          </table:table-cell>
          <table:table-cell office:value-type="string">
            <text:p>Android</text:p>
          </table:table-cell>
          <table:table-cell office:value-type="string">
            <text:p>User Guide</text:p>
          </table:table-cell>
          <table:table-cell table:style-name="ce97" office:value-type="string">
            <text:p>Don't view User guide</text:p>
          </table:table-cell>
          <table:table-cell/>
          <table:table-cell table:formula="of:=SUMPRODUCT(([SniffTest.B$7:SniffTest.B$948]=[.$A36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HOM_34</text:p>
          </table:table-cell>
          <table:table-cell office:value-type="string">
            <text:p>Android</text:p>
          </table:table-cell>
          <table:table-cell office:value-type="string">
            <text:p>Home Screen</text:p>
          </table:table-cell>
          <table:table-cell office:value-type="string">
            <text:p>Check Home Screen</text:p>
          </table:table-cell>
          <table:table-cell/>
          <table:table-cell table:formula="of:=SUMPRODUCT(([SniffTest.B$7:SniffTest.B$948]=[.$A37])*([SniffTest.A$7:SniffTest.A$948]&lt;&gt;&quot;&quot;))" office:value-type="float" office:value="0">
            <text:p>0</text:p>
          </table:table-cell>
        </table:table-row>
        <table:table-row table:style-name="ro15">
          <table:table-cell office:value-type="string">
            <text:p>SNF_ADR_APP_35</text:p>
          </table:table-cell>
          <table:table-cell office:value-type="string">
            <text:p>Android</text:p>
          </table:table-cell>
          <table:table-cell office:value-type="string">
            <text:p>Application</text:p>
          </table:table-cell>
          <table:table-cell office:value-type="string">
            <text:p>Back application that opening</text:p>
          </table:table-cell>
          <table:table-cell/>
          <table:table-cell table:formula="of:=SUMPRODUCT(([SniffTest.B$7:SniffTest.B$948]=[.$A38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DAB_36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View Dashboard tab</text:p>
          </table:table-cell>
          <table:table-cell/>
          <table:table-cell table:formula="of:=SUMPRODUCT(([SniffTest.B$7:SniffTest.B$948]=[.$A39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37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Update Dashboard tab</text:p>
          </table:table-cell>
          <table:table-cell/>
          <table:table-cell table:formula="of:=SUMPRODUCT(([SniffTest.B$7:SniffTest.B$948]=[.$A40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38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View Gadget List </text:p>
          </table:table-cell>
          <table:table-cell/>
          <table:table-cell table:formula="of:=SUMPRODUCT(([SniffTest.B$7:SniffTest.B$948]=[.$A41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39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Update Gadget List</text:p>
          </table:table-cell>
          <table:table-cell/>
          <table:table-cell table:formula="of:=SUMPRODUCT(([SniffTest.B$7:SniffTest.B$948]=[.$A42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40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View Content of Gadget</text:p>
          </table:table-cell>
          <table:table-cell/>
          <table:table-cell table:formula="of:=SUMPRODUCT(([SniffTest.B$7:SniffTest.B$948]=[.$A43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41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table:style-name="ce95" office:value-type="string">
            <text:p>Edit Content of Gadget</text:p>
          </table:table-cell>
          <table:table-cell/>
          <table:table-cell table:formula="of:=SUMPRODUCT(([SniffTest.B$7:SniffTest.B$948]=[.$A44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42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table:style-name="ce95" office:value-type="string">
            <text:p>Delete Gadget</text:p>
          </table:table-cell>
          <table:table-cell/>
          <table:table-cell table:formula="of:=SUMPRODUCT(([SniffTest.B$7:SniffTest.B$948]=[.$A45])*([SniffTest.A$7:SniffTest.A$948]&lt;&gt;&quot;&quot;))" office:value-type="float" office:value="0">
            <text:p>0</text:p>
          </table:table-cell>
        </table:table-row>
        <table:table-row table:style-name="ro15">
          <table:table-cell office:value-type="string">
            <text:p>SNF_ADR_DOC_43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View Documents application </text:p>
          </table:table-cell>
          <table:table-cell/>
          <table:table-cell table:formula="of:=SUMPRODUCT(([SniffTest.B$7:SniffTest.B$948]=[.$A46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DOC_44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Close Documents application</text:p>
          </table:table-cell>
          <table:table-cell/>
          <table:table-cell table:formula="of:=SUMPRODUCT(([SniffTest.B$7:SniffTest.B$948]=[.$A47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45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View <text:s/>Folder</text:p>
          </table:table-cell>
          <table:table-cell/>
          <table:table-cell table:formula="of:=SUMPRODUCT(([SniffTest.B$7:SniffTest.B$948]=[.$A48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46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Back Folder List </text:p>
          </table:table-cell>
          <table:table-cell/>
          <table:table-cell table:formula="of:=SUMPRODUCT(([SniffTest.B$7:SniffTest.B$948]=[.$A49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47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View a File</text:p>
          </table:table-cell>
          <table:table-cell/>
          <table:table-cell table:formula="of:=SUMPRODUCT(([SniffTest.B$7:SniffTest.B$948]=[.$A50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DOC_48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View menu action of File/Folder</text:p>
          </table:table-cell>
          <table:table-cell/>
          <table:table-cell table:formula="of:=SUMPRODUCT(([SniffTest.B$7:SniffTest.B$948]=[.$A51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DOC_49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Close menu action of File/Folder</text:p>
          </table:table-cell>
          <table:table-cell/>
          <table:table-cell table:formula="of:=SUMPRODUCT(([SniffTest.B$7:SniffTest.B$948]=[.$A52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50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Delete a File/Folder</text:p>
          </table:table-cell>
          <table:table-cell/>
          <table:table-cell table:formula="of:=SUMPRODUCT(([SniffTest.B$7:SniffTest.B$948]=[.$A53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51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Copy/Paste a File/Folder</text:p>
          </table:table-cell>
          <table:table-cell/>
          <table:table-cell table:formula="of:=SUMPRODUCT(([SniffTest.B$7:SniffTest.B$948]=[.$A54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52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Cut/Paste a File/Folder</text:p>
          </table:table-cell>
          <table:table-cell/>
          <table:table-cell table:formula="of:=SUMPRODUCT(([SniffTest.B$7:SniffTest.B$948]=[.$A55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DOC_53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Take a Picture and upload</text:p>
          </table:table-cell>
          <table:table-cell/>
          <table:table-cell table:formula="of:=SUMPRODUCT(([SniffTest.B$7:SniffTest.B$948]=[.$A56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54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Display Activities stream</text:p>
          </table:table-cell>
          <table:table-cell/>
          <table:table-cell table:formula="of:=SUMPRODUCT(([SniffTest.B$7:SniffTest.B$948]=[.$A57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55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View activity detail</text:p>
          </table:table-cell>
          <table:table-cell/>
          <table:table-cell table:formula="of:=SUMPRODUCT(([SniffTest.B$7:SniffTest.B$948]=[.$A58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56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Write a post with only text</text:p>
          </table:table-cell>
          <table:table-cell/>
          <table:table-cell table:formula="of:=SUMPRODUCT(([SniffTest.B$7:SniffTest.B$948]=[.$A59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57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Write a post with Take a Photo</text:p>
          </table:table-cell>
          <table:table-cell/>
          <table:table-cell table:formula="of:=SUMPRODUCT(([SniffTest.B$7:SniffTest.B$948]=[.$A60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58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Write a post with Photo from Library</text:p>
          </table:table-cell>
          <table:table-cell/>
          <table:table-cell table:formula="of:=SUMPRODUCT(([SniffTest.B$7:SniffTest.B$948]=[.$A61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59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1" office:value-type="string">
            <text:p>Write a post with empty data</text:p>
          </table:table-cell>
          <table:table-cell/>
          <table:table-cell table:formula="of:=SUMPRODUCT(([SniffTest.B$7:SniffTest.B$948]=[.$A62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60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Cancel a post</text:p>
          </table:table-cell>
          <table:table-cell/>
          <table:table-cell table:formula="of:=SUMPRODUCT(([SniffTest.B$7:SniffTest.B$948]=[.$A63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61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Like a post</text:p>
          </table:table-cell>
          <table:table-cell/>
          <table:table-cell table:formula="of:=SUMPRODUCT(([SniffTest.B$7:SniffTest.B$948]=[.$A64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62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Unlike a post</text:p>
          </table:table-cell>
          <table:table-cell/>
          <table:table-cell table:formula="of:=SUMPRODUCT(([SniffTest.B$7:SniffTest.B$948]=[.$A65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3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Like a post from detail screen</text:p>
          </table:table-cell>
          <table:table-cell/>
          <table:table-cell table:formula="of:=SUMPRODUCT(([SniffTest.B$7:SniffTest.B$948]=[.$A66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4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Unlike a post <text:s/>from detail screen</text:p>
          </table:table-cell>
          <table:table-cell/>
          <table:table-cell table:formula="of:=SUMPRODUCT(([SniffTest.B$7:SniffTest.B$948]=[.$A67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5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Comment a post with valid data</text:p>
          </table:table-cell>
          <table:table-cell/>
          <table:table-cell table:formula="of:=SUMPRODUCT(([SniffTest.B$7:SniffTest.B$948]=[.$A68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6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1" office:value-type="string">
            <text:p>Comment a post with empty data</text:p>
          </table:table-cell>
          <table:table-cell/>
          <table:table-cell table:formula="of:=SUMPRODUCT(([SniffTest.B$7:SniffTest.B$948]=[.$A69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67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Cancel a comment</text:p>
          </table:table-cell>
          <table:table-cell/>
          <table:table-cell table:formula="of:=SUMPRODUCT(([SniffTest.B$7:SniffTest.B$948]=[.$A70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8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Open a post with URL of website</text:p>
          </table:table-cell>
          <table:table-cell/>
          <table:table-cell table:formula="of:=SUMPRODUCT(([SniffTest.B$7:SniffTest.B$948]=[.$A71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9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Open a post with URL of image</text:p>
          </table:table-cell>
          <table:table-cell/>
          <table:table-cell table:formula="of:=SUMPRODUCT(([SniffTest.B$7:SniffTest.B$948]=[.$A72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70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1" office:value-type="string">
            <text:p>Open a post with attachment</text:p>
          </table:table-cell>
          <table:table-cell/>
          <table:table-cell table:formula="of:=SUMPRODUCT(([SniffTest.B$7:SniffTest.B$948]=[.$A73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71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1" office:value-type="string">
            <text:p>Delete attachment from a post</text:p>
          </table:table-cell>
          <table:table-cell/>
          <table:table-cell table:formula="of:=SUMPRODUCT(([SniffTest.B$7:SniffTest.B$948]=[.$A74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72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Delete a post</text:p>
          </table:table-cell>
          <table:table-cell/>
          <table:table-cell table:formula="of:=SUMPRODUCT(([SniffTest.B$7:SniffTest.B$948]=[.$A75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P30_73</text:p>
          </table:table-cell>
          <table:table-cell office:value-type="string">
            <text:p>Android</text:p>
          </table:table-cell>
          <table:table-cell table:style-name="ce144" office:value-type="string">
            <text:p>PLF-3.0.x</text:p>
          </table:table-cell>
          <table:table-cell table:style-name="ce94" office:value-type="string">
            <text:p><text:span text:style-name="T6">Sign in an eXo server </text:span>with PLF-3.0.x</text:p>
          </table:table-cell>
          <table:table-cell/>
          <table:table-cell table:formula="of:=SUMPRODUCT(([SniffTest.B$7:SniffTest.B$948]=[.$A76])*([SniffTest.A$7:SniffTest.A$948]&lt;&gt;&quot;&quot;))" office:value-type="float" office:value="0">
            <text:p>0</text:p>
          </table:table-cell>
        </table:table-row>
        <table:table-row table:style-name="ro12">
          <table:table-cell table:style-name="ce141" office:value-type="string" table:number-columns-spanned="5" table:number-rows-spanned="1">
            <text:p>TOTAL</text:p>
          </table:table-cell>
          <table:covered-table-cell table:number-columns-repeated="2" table:style-name="ce133"/>
          <table:covered-table-cell table:style-name="ce94" office:value-type="string">
            <text:p><text:span text:style-name="T6">Sign in an eXo server </text:span>with PLF-3.0.x</text:p>
          </table:covered-table-cell>
          <table:covered-table-cell table:style-name="ce133"/>
          <table:table-cell table:style-name="ce147" table:formula="of:=SUM([.F4:.F76])" office:value-type="float" office:value="45">
            <text:p>45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>
      <number:number number:decimal-places="0" number:min-integer-digits="3"/>
    </number:number-style>
    <number:date-style style:name="N126">
      <number:month/>
      <number:text>/</number:text>
      <number:day/>
      <number:text>/</number:text>
      <number:year number:style="long"/>
    </number:date-style>
    <number:date-style style:name="N127">
      <number:day/>
      <number:text>-</number:text>
      <number:month number:textual="true"/>
    </number:date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 (</number:text>
      <number:number number:decimal-places="0" number:min-integer-digits="1" number:grouping="true"/>
      <number:text>)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integer-digits="1" number:grouping="true"/>
      <number:text>)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£</number:text>
      <number:number number:decimal-places="0" number:min-integer-digits="1" number:grouping="true"/>
    </number:number-style>
    <number:number-style style:name="N152">
      <style:text-properties fo:color="#ff0000"/>
      <number:text>-£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-£</number:text>
      <number:number number:decimal-places="2" number:min-integer-digits="1" number:grouping="true"/>
      <style:map style:condition="value()&gt;=0" style:apply-style-name="N155P0"/>
    </number:number-style>
    <number:number-style style:name="N159P0" style:volatile="true">
      <number:text> £</number:text>
      <number:number number:decimal-places="0" number:min-integer-digits="1" number:grouping="true"/>
      <number:text> </number:text>
    </number:number-style>
    <number:number-style style:name="N159P1" style:volatile="true">
      <number:text>-£</number:text>
      <number:number number:decimal-places="0" number:min-integer-digits="1" number:grouping="true"/>
      <number:text> </number:text>
    </number:number-style>
    <number:number-style style:name="N159P2" style:volatile="true">
      <number:text> £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number:min-integer-digits="1" number:grouping="true"/>
      <number:text> </number:text>
    </number:number-style>
    <number:number-style style:name="N161P2" style:volatile="true">
      <number:text> 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£</number:text>
      <number:number number:decimal-places="2" number:min-integer-digits="1" number:grouping="true"/>
      <number:text> </number:text>
    </number:number-style>
    <number:number-style style:name="N165P1" style:volatile="true">
      <number:text>-£</number:text>
      <number:number number:decimal-places="2" number:min-integer-digits="1" number:grouping="true"/>
      <number:text> </number:text>
    </number:number-style>
    <number:number-style style:name="N165P2" style:volatile="true">
      <number:text> £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2" number:min-integer-digits="1" number:grouping="true"/>
      <number:text> </number:text>
    </number:number-style>
    <number:number-style style:name="N167P1" style:volatile="true">
      <number:text>-</number:text>
      <number:number number:decimal-places="2" number:min-integer-digits="1" number:grouping="true"/>
      <number:text> </number:text>
    </number:number-style>
    <number:number-style style:name="N167P2" style:volatile="true">
      <number:text> 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£</number:text>
      <number:number number:decimal-places="0" number:min-integer-digits="1" number:grouping="true"/>
    </number:number-style>
    <number:number-style style:name="N168">
      <style:text-properties fo:color="#ff0000"/>
      <number:text>£-</number:text>
      <number:number number:decimal-places="0" number:min-integer-digits="1" number:grouping="true"/>
      <style:map style:condition="value()&gt;=0" style:apply-style-name="N168P0"/>
    </number:number-style>
    <number:number-style style:name="N169P0" style:volatile="true">
      <number:text>£</number:text>
      <number:number number:decimal-places="2" number:min-integer-digits="1" number:grouping="true"/>
    </number:number-style>
    <number:number-style style:name="N169">
      <style:text-properties fo:color="#ff0000"/>
      <number:text>£-</number:text>
      <number:number number:decimal-places="2" number:min-integer-digits="1" number:grouping="true"/>
      <style:map style:condition="value()&gt;=0" style:apply-style-name="N169P0"/>
    </number:number-style>
    <number:number-style style:name="N170">
      <number:number number:decimal-places="1" number:min-integer-digits="1"/>
    </number:number-style>
    <number:date-style style:name="N171">
      <number:day/>
      <number:text>- </number:text>
      <number:month number:textual="true"/>
      <number:text>- </number:text>
      <number:year number:style="long"/>
    </number:date-style>
    <number:date-style style:name="N172">
      <number:day/>
      <number:text>-</number:text>
      <number:month number:textual="true"/>
      <number:text>-</number:text>
      <number:year number:style="long"/>
    </number:date-style>
    <number:number-style style:name="N174P0" style:volatile="true">
      <number:text>¥</number:text>
      <number:number number:decimal-places="0" number:min-integer-digits="1" number:grouping="true"/>
    </number:number-style>
    <number:number-style style:name="N174">
      <style:text-properties fo:color="#ff0000"/>
      <number:text>¥-</number:text>
      <number:number number:decimal-places="0" number:min-integer-digits="1" number:grouping="true"/>
      <style:map style:condition="value()&gt;=0" style:apply-style-name="N174P0"/>
    </number:number-style>
    <number:number-style style:name="N175">
      <number:text>UR_</number:text>
      <number:number number:decimal-places="0" number:min-integer-digits="2"/>
    </number:number-style>
    <number:date-style style:name="N176P0" style:volatile="true">
      <number:day/>
      <number:text>-</number:text>
      <number:month number:textual="true"/>
      <number:text>-</number:text>
      <number:year number:style="long"/>
    </number:date-style>
    <number:text-style style:name="N176">
      <number:text-content/>
      <style:map style:condition="value()&gt;=0" style:apply-style-name="N176P0"/>
    </number:text-style>
    <number:number-style style:name="N177">
      <number:text>GUI_</number:text>
      <number:number number:decimal-places="0" number:min-integer-digits="2"/>
    </number:number-style>
    <number:number-style style:name="N178">
      <number:text>FUN_</number:text>
      <number:number number:decimal-places="0" number:min-integer-digits="2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P0" style:volatile="true">
      <number:text>¥</number:text>
      <number:number number:decimal-places="0" number:min-integer-digits="1" number:grouping="true"/>
    </number:number-style>
    <number:number-style style:name="N181">
      <style:text-properties fo:color="#ff0000"/>
      <number:text>¥¥-</number:text>
      <number:number number:decimal-places="0" number:min-integer-digits="1" number:grouping="true"/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">
      <number:text>DATA_</number:text>
      <number:number number:decimal-places="0" number:min-integer-digits="2"/>
    </number:number-style>
    <number:number-style style:name="N184">
      <number:text>DATA_M_</number:text>
      <number:number number:decimal-places="0" number:min-integer-digits="2"/>
    </number:number-style>
    <number:percentage-style style:name="N185">
      <number:number number:decimal-places="1" number:min-integer-digits="1"/>
      <number:text>%</number:text>
    </number:percentage-style>
    <number:number-style style:name="N187P0" style:volatile="true">
      <number:text>Yes</number:text>
    </number:number-style>
    <number:number-style style:name="N187P1" style:volatile="true">
      <number:text>Yes</number:text>
    </number:number-style>
    <number:number-style style:name="N187">
      <number:text>No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True</number:text>
    </number:number-style>
    <number:number-style style:name="N189P1" style:volatile="true">
      <number:text>True</number:text>
    </number:number-style>
    <number:number-style style:name="N189">
      <number:text>False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On</number:text>
    </number:number-style>
    <number:number-style style:name="N191P1" style:volatile="true">
      <number:text>On</number:text>
    </number:number-style>
    <number:number-style style:name="N191">
      <number:text>Off</number:text>
      <style:map style:condition="value()&gt;0" style:apply-style-name="N191P0"/>
      <style:map style:condition="value()&lt;0" style:apply-style-name="N191P1"/>
    </number:number-style>
    <number:currency-style style:name="N19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3P0"/>
    </number:currency-style>
    <number:number-style style:name="N195P0" style:volatile="true">
      <number:number number:decimal-places="0" number:min-integer-digits="1"/>
      <number:text> </number:text>
    </number:number-style>
    <number:number-style style:name="N195">
      <number:text>(</number:text>
      <number:number number:decimal-places="0" number:min-integer-digits="1"/>
      <number:text>)</number:text>
      <style:map style:condition="value()&gt;=0" style:apply-style-name="N195P0"/>
    </number:number-style>
    <number:number-style style:name="N197P0" style:volatile="true">
      <number:number number:decimal-places="2" number:min-integer-digits="1"/>
      <number:text> </number:text>
    </number:number-style>
    <number:number-style style:name="N197">
      <number:text>(</number:text>
      <number:number number:decimal-places="2" number:min-integer-digits="1"/>
      <number:text>)</number:text>
      <style:map style:condition="value()&gt;=0" style:apply-style-name="N197P0"/>
    </number:number-style>
    <number:date-style style:name="N198">
      <number:month number:textual="true"/>
      <number:text>-</number:text>
      <number:year number:style="long"/>
    </number:date-style>
    <number:number-style style:name="N199P0" style:volatile="true">
      <number:number number:decimal-places="2" number:min-integer-digits="1"/>
    </number:number-style>
    <number:number-style style:name="N199">
      <style:text-properties fo:color="#ff0000"/>
      <number:number number:decimal-places="2" number:min-integer-digits="1"/>
      <style:map style:condition="value()&gt;=0" style:apply-style-name="N199P0"/>
    </number:number-style>
    <number:date-style style:name="N200P0" style:volatile="true">
      <number:month/>
      <number:text>/</number:text>
      <number:day/>
      <number:text>/</number:text>
      <number:year/>
    </number:date-style>
    <number:text-style style:name="N200">
      <number:text-content/>
      <style:map style:condition="value()&gt;=0" style:apply-style-name="N200P0"/>
    </number:text-style>
    <number:number-style style:name="N201">
      <number:number number:decimal-places="0" number:min-integer-digits="4"/>
    </number:number-style>
    <number:number-style style:name="N203P0" style:volatile="true">
      <number:number number:decimal-places="0" number:min-integer-digits="1" number:grouping="true"/>
      <number:text> €</number:text>
    </number:number-style>
    <number:number-style style:name="N203">
      <number:text>-</number:text>
      <number:number number:decimal-places="0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0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4P0"/>
    </number:number-style>
    <number:number-style style:name="N206P0" style:volatile="true">
      <number:number number:decimal-places="2" number:min-integer-digits="1" number:grouping="true"/>
      <number:text> €</number:text>
    </number:number-style>
    <number:number-style style:name="N206">
      <number:text>-</number:text>
      <number:number number:decimal-places="2" number:min-integer-digits="1" number:grouping="true"/>
      <number:text> €</number:text>
      <style:map style:condition="value()&gt;=0" style:apply-style-name="N206P0"/>
    </number:number-style>
    <number:number-style style:name="N207P0" style:volatile="true">
      <number:number number:decimal-places="2" number:min-integer-digits="1" number:grouping="true"/>
      <number:text> €</number:text>
    </number:number-style>
    <number:number-style style:name="N20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7P0"/>
    </number:number-style>
    <number:number-style style:name="N211P0" style:volatile="true">
      <number:number number:decimal-places="0" number:min-integer-digits="1" number:grouping="true"/>
      <number:text> € </number:text>
    </number:number-style>
    <number:number-style style:name="N211P1" style:volatile="true">
      <number:text>-</number:text>
      <number:number number:decimal-places="0" number:min-integer-digits="1" number:grouping="true"/>
      <number:text> € </number:text>
    </number:number-style>
    <number:number-style style:name="N211P2" style:volatile="true">
      <number:text> - €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5P0" style:volatile="true">
      <number:number number:decimal-places="0" number:min-integer-digits="1" number:grouping="true"/>
      <number:text>    </number:text>
    </number:number-style>
    <number:number-style style:name="N215P1" style:volatile="true">
      <number:text>-</number:text>
      <number:number number:decimal-places="0" number:min-integer-digits="1" number:grouping="true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2" number:min-integer-digits="1" number:grouping="true"/>
      <number:text> € </number:text>
    </number:number-style>
    <number:number-style style:name="N219P1" style:volatile="true">
      <number:text>-</number:text>
      <number:number number:decimal-places="2" number:min-integer-digits="1" number:grouping="true"/>
      <number:text> € </number:text>
    </number:number-style>
    <number:number-style style:name="N219P2" style:volatile="true">
      <number:text> -</number:text>
      <number:number number:decimal-places="0" number:min-integer-digits="0"/>
      <number:text> €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   </number:text>
    </number:number-style>
    <number:number-style style:name="N223P1" style:volatile="true">
      <number:text>-</number:text>
      <number:number number:decimal-places="2" number:min-integer-digits="1" number:grouping="true"/>
      <number:text>    </number:text>
    </number:number-style>
    <number:number-style style:name="N223P2" style:volatile="true">
      <number:text> -</number:text>
      <number:number number:decimal-places="0" number:min-integer-digits="0"/>
      <number:text>   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currency-style style:name="N22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5P0"/>
    </number:currency-style>
    <number:date-style style:name="N226">
      <number:month number:style="long"/>
      <number:text>/</number:text>
      <number:day number:style="long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currency-style style:name="N232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2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2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3">08/03/2012</text:date>, <text:time>16:42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initial-creator>Minh Nguyen</meta:initial-creator>
    <meta:creation-date>2008-12-16T22:10:12</meta:creation-date>
    <dc:date>2012-08-03T16:42:37</dc:date>
    <meta:editing-cycles>208</meta:editing-cycles>
    <meta:editing-duration>P2DT17H5M14S</meta:editing-duration>
    <meta:document-statistic meta:table-count="4" meta:cell-count="1402" meta:object-count="1"/>
    <meta:user-defined meta:name="Info 1"/>
    <meta:user-defined meta:name="Info 2"/>
    <meta:user-defined meta:name="Info 3"/>
    <meta:user-defined meta:name="Info 4"/>
  </office:meta>
</office:document-meta>
</file>